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Basic/Standard/NewMacros.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GentiumAlt" svg:font-family="GentiumAlt"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1" svg:font-family="'Arial Unicode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fo:text-align="center" style:justify-single-word="false" fo:break-before="page"/>
    </style:style>
    <style:style style:name="P2" style:family="paragraph" style:parent-style-name="Standard">
      <style:paragraph-properties fo:margin-top="0in" fo:margin-bottom="0in" fo:text-align="center" style:justify-single-word="false"/>
    </style:style>
    <style:style style:name="P3" style:family="paragraph" style:parent-style-name="treText">
      <style:paragraph-properties fo:margin-top="0in" fo:margin-bottom="0in" fo:line-height="0.1665in"/>
    </style:style>
    <style:style style:name="P4" style:family="paragraph" style:parent-style-name="Standard">
      <style:paragraph-properties fo:keep-together="always" fo:keep-with-next="always" style:snap-to-layout-grid="false"/>
    </style:style>
    <style:style style:name="P5" style:family="paragraph" style:parent-style-name="treBullet">
      <style:paragraph-properties fo:keep-with-next="always"/>
    </style:style>
    <style:style style:name="P6" style:family="paragraph" style:parent-style-name="treBulletTable">
      <style:paragraph-properties fo:keep-with-next="always"/>
    </style:style>
    <style:style style:name="P7" style:family="paragraph" style:parent-style-name="treBulletTable">
      <style:paragraph-properties fo:keep-with-next="always" style:snap-to-layout-grid="false"/>
    </style:style>
    <style:style style:name="P8" style:family="paragraph" style:parent-style-name="treParaIndent">
      <style:paragraph-properties fo:keep-with-next="always"/>
    </style:style>
    <style:style style:name="P9" style:family="paragraph" style:parent-style-name="treParaTable">
      <style:paragraph-properties fo:keep-with-next="always" style:snap-to-layout-grid="false"/>
    </style:style>
    <style:style style:name="P10" style:family="paragraph" style:parent-style-name="treParaTable">
      <style:paragraph-properties fo:keep-with-next="always" style:snap-to-layout-grid="false"/>
      <style:text-properties style:font-name="GentiumAlt" fo:language="zxx" fo:country="none" style:language-asian="zxx" style:country-asian="none"/>
    </style:style>
    <style:style style:name="P11" style:family="paragraph" style:parent-style-name="treParaTable">
      <style:paragraph-properties fo:keep-with-next="always" style:snap-to-layout-grid="false"/>
      <style:text-properties style:font-name="GentiumAlt"/>
    </style:style>
    <style:style style:name="P12" style:family="paragraph" style:parent-style-name="treParaTable">
      <style:paragraph-properties fo:keep-with-next="always" style:snap-to-layout-grid="false"/>
      <style:text-properties fo:language="la" fo:country="VA" style:language-asian="zxx" style:country-asian="none"/>
    </style:style>
    <style:style style:name="P13" style:family="paragraph" style:parent-style-name="treText">
      <style:paragraph-properties fo:keep-with-next="always"/>
    </style:style>
    <style:style style:name="P14" style:family="paragraph" style:parent-style-name="treParaIndent_20_Char_20_Char">
      <style:paragraph-properties fo:keep-with-next="always"/>
    </style:style>
    <style:style style:name="P15" style:family="paragraph" style:parent-style-name="treBlock">
      <style:paragraph-properties fo:keep-with-next="always"/>
    </style:style>
    <style:style style:name="P16" style:family="paragraph" style:parent-style-name="treBlock">
      <style:paragraph-properties fo:keep-together="auto" fo:keep-with-next="always"/>
    </style:style>
    <style:style style:name="P17" style:family="paragraph" style:parent-style-name="Standard">
      <style:paragraph-properties fo:margin-left="0.25in" fo:margin-right="0in" fo:text-indent="-0.25in" style:auto-text-indent="false">
        <style:tab-stops>
          <style:tab-stop style:position="2.75in" style:type="right" style:leader-style="dotted" style:leader-text="."/>
        </style:tab-stops>
      </style:paragraph-properties>
    </style:style>
    <style:style style:name="P18" style:family="paragraph" style:parent-style-name="Standard">
      <style:paragraph-properties fo:margin-left="2in" fo:margin-right="0in" fo:margin-top="0.1665in" fo:margin-bottom="0.1665in" fo:text-indent="-2in" style:auto-text-indent="false"/>
    </style:style>
    <style:style style:name="P19" style:family="paragraph" style:parent-style-name="Heading_20_2">
      <style:paragraph-properties fo:margin-top="0in" fo:margin-bottom="0.1528in" fo:break-before="auto" fo:break-after="auto"/>
    </style:style>
    <style:style style:name="P20" style:family="paragraph" style:parent-style-name="Heading_20_2">
      <style:paragraph-properties fo:margin-top="0.1528in" fo:margin-bottom="0.1528in" fo:break-before="auto" fo:break-after="auto"/>
    </style:style>
    <style:style style:name="P21" style:family="paragraph" style:parent-style-name="Heading_20_3">
      <style:paragraph-properties fo:break-before="page"/>
    </style:style>
    <style:style style:name="P22" style:family="paragraph" style:parent-style-name="trePersonEntryBody">
      <style:paragraph-properties fo:break-before="page"/>
    </style:style>
    <style:style style:name="P23" style:family="paragraph" style:parent-style-name="Heading_20_5">
      <style:text-properties fo:language="zxx" fo:country="none" style:language-asian="zxx" style:country-asian="none"/>
    </style:style>
    <style:style style:name="P24" style:family="paragraph" style:parent-style-name="treParaIndent">
      <style:text-properties fo:language="zxx" fo:country="none" style:language-asian="zxx" style:country-asian="none"/>
    </style:style>
    <style:style style:name="P25" style:family="paragraph" style:parent-style-name="treParaIndent">
      <style:paragraph-properties>
        <style:tab-stops>
          <style:tab-stop style:position="4.1862in"/>
        </style:tab-stops>
      </style:paragraph-properties>
    </style:style>
    <style:style style:name="P26" style:family="paragraph" style:parent-style-name="treParaIndent">
      <style:paragraph-properties fo:margin-left="0.25in" fo:margin-right="0in" fo:margin-top="0.0835in" fo:margin-bottom="0.1528in" fo:line-height="0.1807in" fo:keep-together="always" fo:text-indent="0in" style:auto-text-indent="false" fo:keep-with-next="always"/>
    </style:style>
    <style:style style:name="P27" style:family="paragraph" style:parent-style-name="treParaTable">
      <style:paragraph-properties style:snap-to-layout-grid="false"/>
    </style:style>
    <style:style style:name="P28" style:family="paragraph" style:parent-style-name="treTranslation">
      <style:paragraph-properties fo:keep-together="auto"/>
    </style:style>
    <style:style style:name="P29" style:family="paragraph" style:parent-style-name="treTranslation">
      <style:text-properties fo:language="la" fo:country="VA" style:language-asian="zxx" style:country-asian="none"/>
    </style:style>
    <style:style style:name="P30" style:family="paragraph" style:parent-style-name="treText">
      <style:paragraph-properties fo:keep-together="auto"/>
    </style:style>
    <style:style style:name="P31" style:family="paragraph" style:parent-style-name="treText">
      <style:paragraph-properties fo:line-height="0.1665in" fo:keep-together="auto"/>
    </style:style>
    <style:style style:name="P32" style:family="paragraph" style:parent-style-name="treParaIndent_20_Char_20_Char">
      <style:text-properties style:font-size-complex="11pt"/>
    </style:style>
    <style:style style:name="P33" style:family="paragraph" style:parent-style-name="treParaIndent_20_Char_20_Char">
      <style:paragraph-properties fo:margin-left="0in" fo:margin-right="0in" fo:keep-together="always" fo:text-indent="0in" style:auto-text-indent="false" fo:keep-with-next="always" style:snap-to-layout-grid="false"/>
    </style:style>
    <style:style style:name="P34" style:family="paragraph" style:parent-style-name="treBlock">
      <style:paragraph-properties fo:keep-together="auto"/>
    </style:style>
    <style:style style:name="P35" style:family="paragraph" style:parent-style-name="trePersonEntryBody">
      <style:paragraph-properties fo:keep-with-next="auto"/>
    </style:style>
    <style:style style:name="P36" style:family="paragraph" style:parent-style-name="Standard">
      <style:paragraph-properties fo:margin-top="0in" fo:margin-bottom="0in" fo:text-align="center" style:justify-single-word="false"/>
    </style:style>
    <style:style style:name="P37" style:family="paragraph" style:parent-style-name="Heading_20_2" style:master-page-name="Convert_20_1"/>
    <style:style style:name="P38" style:family="paragraph" style:parent-style-name="Heading_20_2" style:master-page-name="Convert_20_2"/>
    <style:style style:name="P39" style:family="paragraph" style:parent-style-name="Heading_20_2" style:master-page-name="Convert_20_3"/>
    <style:style style:name="P40" style:family="paragraph" style:parent-style-name="Heading_20_2" style:master-page-name="Convert_20_5">
      <style:paragraph-properties fo:margin-top="0in" fo:margin-bottom="0.1528in"/>
    </style:style>
    <style:style style:name="P41" style:family="paragraph" style:parent-style-name="Heading_20_2" style:master-page-name="First_20_Page">
      <style:paragraph-properties fo:margin-top="0in" fo:margin-bottom="0.1528in"/>
    </style:style>
    <style:style style:name="P42" style:family="paragraph" style:parent-style-name="Heading_20_2" style:master-page-name="Convert_20_6">
      <style:paragraph-properties fo:margin-top="0in" fo:margin-bottom="0.3055in"/>
    </style:style>
    <style:style style:name="P43" style:family="paragraph" style:parent-style-name="Heading_20_5">
      <style:text-properties fo:language="zxx" fo:country="none" style:language-asian="zxx" style:country-asian="none"/>
    </style:style>
    <style:style style:name="P44" style:family="paragraph" style:parent-style-name="Footnote">
      <style:text-properties fo:language="fr" fo:country="FR"/>
    </style:style>
    <style:style style:name="P45" style:family="paragraph" style:parent-style-name="Footnote">
      <style:text-properties fo:language="it" fo:country="IT"/>
    </style:style>
    <style:style style:name="P46" style:family="paragraph" style:parent-style-name="treParaIndent">
      <style:paragraph-properties fo:text-align="center" style:justify-single-word="false"/>
      <style:text-properties fo:font-style="italic" style:font-style-asian="italic" style:font-style-complex="italic"/>
    </style:style>
    <style:style style:name="P47" style:family="paragraph" style:parent-style-name="treTranslation" style:master-page-name="Convert_20_4"/>
    <style:style style:name="P48" style:family="paragraph" style:parent-style-name="treParaIndent_20_Char_20_Char">
      <style:text-properties fo:language="zxx" fo:country="none" style:language-asian="zxx" style:country-asian="none"/>
    </style:style>
    <style:style style:name="P49" style:family="paragraph" style:parent-style-name="treParaIndent_20_Char_20_Char">
      <style:text-properties style:font-size-complex="11pt"/>
    </style:style>
    <style:style style:name="T1" style:family="text">
      <style:text-properties fo:font-weight="bold" style:font-weight-asian="bold"/>
    </style:style>
    <style:style style:name="T2" style:family="text">
      <style:text-properties fo:language="en" fo:country="US"/>
    </style:style>
    <style:style style:name="T3" style:family="text">
      <style:text-properties fo:language="en" fo:country="US" style:language-asian="en" style:country-asian="US"/>
    </style:style>
    <style:style style:name="T4" style:family="text">
      <style:text-properties fo:language="en" fo:country="US" style:language-asian="zxx" style:country-asian="none"/>
    </style:style>
    <style:style style:name="T5" style:family="text">
      <style:text-properties fo:language="en" fo:country="US" fo:font-weight="bold" style:language-asian="zxx" style:country-asian="none" style:font-weight-asian="bold"/>
    </style:style>
    <style:style style:name="T6" style:family="text">
      <style:text-properties style:font-name="GentiumAlt"/>
    </style:style>
    <style:style style:name="T7" style:family="text">
      <style:text-properties style:font-name="GentiumAlt" fo:language="zxx" fo:country="none" style:language-asian="zxx" style:country-asian="none"/>
    </style:style>
    <style:style style:name="T8" style:family="text">
      <style:text-properties style:font-name="GentiumAlt" fo:language="el" fo:country="GR" style:language-asian="zxx" style:country-asian="none"/>
    </style:style>
    <style:style style:name="T9" style:family="text">
      <style:text-properties style:font-name="GentiumAlt" fo:font-style="italic" style:font-style-asian="italic"/>
    </style:style>
    <style:style style:name="T10" style:family="text">
      <style:text-properties fo:language="zxx" fo:country="none" style:language-asian="zxx" style:country-asian="none"/>
    </style:style>
    <style:style style:name="T11" style:family="text">
      <style:text-properties fo:language="zxx" fo:country="none" style:font-name-asian="Arial Unicode MS1" style:language-asian="zxx" style:country-asian="none"/>
    </style:style>
    <style:style style:name="T12" style:family="text">
      <style:text-properties fo:language="la" fo:country="VA"/>
    </style:style>
    <style:style style:name="T13" style:family="text">
      <style:text-properties fo:language="la" fo:country="VA" style:language-asian="zxx" style:country-asian="none"/>
    </style:style>
    <style:style style:name="T14" style:family="text">
      <style:text-properties fo:language="el" fo:country="GR"/>
    </style:style>
    <style:style style:name="T15" style:family="text">
      <style:text-properties fo:language="el" fo:country="GR" style:language-asian="zxx" style:country-asian="none"/>
    </style:style>
    <style:style style:name="T16" style:family="text">
      <style:text-properties fo:language="el" fo:country="GR" style:language-asian="en" style:country-asian="US"/>
    </style:style>
    <style:style style:name="T17" style:family="text">
      <style:text-properties fo:language="de" fo:country="DE"/>
    </style:style>
    <style:style style:name="T18" style:family="text">
      <style:text-properties style:text-position="super 58%"/>
    </style:style>
    <style:style style:name="T19" style:family="text">
      <style:text-properties style:text-position="super 58%" fo:font-style="normal" style:font-style-asian="normal"/>
    </style:style>
    <style:style style:name="T20" style:family="text">
      <style:text-properties style:text-position="super 58%" style:font-name="Arial Unicode MS1" fo:font-style="normal" style:font-name-asian="Arial Unicode MS1" style:font-style-asian="normal"/>
    </style:style>
    <style:style style:name="T21" style:family="text">
      <style:text-properties style:text-position="super 58%" style:font-name="Arial Unicode MS1" fo:font-style="normal" style:font-name-asian="Arial Unicode MS1" style:font-style-asian="normal" style:font-name-complex="Arial Unicode MS1"/>
    </style:style>
    <style:style style:name="T22" style:family="text">
      <style:text-properties style:text-position="super 58%" style:font-name="Arial Unicode MS1" style:font-name-asian="Arial Unicode MS1"/>
    </style:style>
    <style:style style:name="T23" style:family="text">
      <style:text-properties style:text-position="super 58%" style:font-name="Arial Unicode MS1" fo:language="it" fo:country="IT" fo:font-style="normal" style:font-name-asian="Arial Unicode MS1" style:language-asian="zxx" style:country-asian="none" style:font-style-asian="normal"/>
    </style:style>
    <style:style style:name="T24" style:family="text">
      <style:text-properties style:text-position="super 58%" style:font-size-complex="11pt"/>
    </style:style>
    <style:style style:name="T25" style:family="text">
      <style:text-properties style:text-position="super 58%" fo:language="it" fo:country="IT" style:language-asian="zxx" style:country-asian="none"/>
    </style:style>
    <style:style style:name="T26" style:family="text">
      <style:text-properties style:text-position="super 58%" fo:font-style="italic" style:font-style-asian="italic"/>
    </style:style>
    <style:style style:name="T27" style:family="text">
      <style:text-properties fo:font-style="normal" style:font-style-asian="normal"/>
    </style:style>
    <style:style style:name="T28" style:family="text">
      <style:text-properties style:font-name="Arial Unicode MS1" style:font-name-asian="Arial Unicode MS1" style:font-name-complex="Arial Unicode MS1"/>
    </style:style>
    <style:style style:name="T29" style:family="text">
      <style:text-properties style:font-name="Arial Unicode MS1" fo:language="zxx" fo:country="none" style:font-name-asian="Arial Unicode MS1" style:language-asian="zxx" style:country-asian="none"/>
    </style:style>
    <style:style style:name="T30" style:family="text">
      <style:text-properties style:font-name-asian="Arial Unicode MS1"/>
    </style:style>
    <style:style style:name="T31" style:family="text">
      <style:text-properties style:font-size-complex="11pt"/>
    </style:style>
    <style:style style:name="T32" style:family="text">
      <style:text-properties fo:language="it" fo:country="IT"/>
    </style:style>
    <style:style style:name="T33" style:family="text">
      <style:text-properties fo:language="it" fo:country="IT" style:language-asian="zxx" style:country-asian="none"/>
    </style:style>
    <style:style style:name="T34" style:family="text">
      <style:text-properties fo:language="fr" fo:country="FR"/>
    </style:style>
    <style:style style:name="T35" style:family="text">
      <style:text-properties fo:font-style="italic" style:font-style-asian="italic"/>
    </style:style>
    <style:style style:name="T36" style:family="text">
      <style:text-properties fo:color="#003366" fo:language="la" fo:country="VA" fo:font-style="italic" style:font-style-asian="italic"/>
    </style:style>
    <style:style style:name="T37" style:family="text">
      <style:text-properties fo:color="#000000" style:font-name="Times New Roman" fo:text-shadow="none" style:text-underline-style="none" fo:font-weight="normal" style:font-weight-asian="normal" style:font-weight-complex="normal"/>
    </style:style>
    <style:style style:name="T38" style:family="text">
      <style:text-properties fo:color="#000000" fo:language="en" fo:country="US" fo:font-style="normal" style:language-asian="zxx" style:country-asian="none" style:font-style-asian="normal"/>
    </style:style>
    <style:style style:name="T39" style:family="text">
      <style:text-properties text:display="true"/>
    </style:style>
    <style:style style:name="T40" style:family="text">
      <style:text-properties style:text-line-through-style="solid" style:font-size-complex="11pt"/>
    </style:style>
    <style:style style:name="T41" style:family="text">
      <style:text-properties style:text-underline-style="solid" style:text-underline-width="auto" style:text-underline-color="font-color"/>
    </style:style>
    <style:style style:name="T42" style:family="text">
      <style:text-properties fo:color="#000080" style:font-name="GentiumAlt"/>
    </style:style>
    <style:style style:name="T43" style:family="text">
      <style:text-properties style:text-line-through-style="none" style:font-size-complex="11pt"/>
    </style:style>
    <style:style style:name="T44" style:family="text"/>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Works Cited</text:p>
      <text:p text:style-name="P46">(from <text:a xlink:type="simple" xlink:href="http://homepages.nyu.edu/~te20/dissertation.html">Tom Elliott's 2004 dissertation</text:a>)</text:p>
      <text:p text:style-name="treParaIndent">This list presents all works cited by short titles consisting of the first author (or editor) and publication date. For works referenced by abbreviation here or in the text (ancient literary works, journals, series, and epigraphic corpora), please consult the “List of Abbreviations.”</text:p>
      <text:p text:style-name="P18">Ager 1989<text:tab/>S. Ager, “Judicial Imperialism: the Case of Melitaia,” <text:span text:style-name="T35">AHB</text:span> 3.5 (1989) 107-114.</text:p>
      <text:p text:style-name="P18">Ager 1996<text:tab/>S. Ager, <text:span text:style-name="T35">Interstate arbitrations in the Greek world, 337-90 B.C.,</text:span> Berkeley, 1996.</text:p>
      <text:p text:style-name="P18">Aichinger 1982<text:tab/>A. Aichinger, “Grenzziehung durch kaiserliche Sonderbeauftragte in den römischen provinzen,” <text:span text:style-name="T35">ZPE</text:span> 48 (1982) 193-204.</text:p>
      <text:p text:style-name="P18">Alarcáo 1976<text:tab/>J. Alarcáo and R. Etienne, “La Portugal à l’époque augustéenne” <text:s/>in <text:span text:style-name="T35">Ciudades augusteas</text:span> 1 pp. 171-187.</text:p>
      <text:p text:style-name="P18">Alföldy 1969<text:tab/>G. Alföldy, <text:span text:style-name="T35">Fasti Hispanienses: Senatorische Reichsbeamte und Offiziere in den Spanischen Provinzen des Römischen Reiches von Augustus bis Diokletian,</text:span> Wiesbaden, 1969.</text:p>
      <text:p text:style-name="P18">Alföldy 1991<text:tab/>G. Alföldy, “Epigraphische Notizen aus Kleinasien I: Ein Beneficium des Augustus in Ephesos,” <text:span text:style-name="T35">ZPE</text:span> 87 (1991) 157-162 with Pl. IV.</text:p>
      <text:p text:style-name="P18">Alí 1996<text:tab/>F. Alí, “Targunia dal periodo greco fino alla fine dell’età fatimita” <text:s/>in Bacchielli 1996 1 pp. 127-134.</text:p>
      <text:p text:style-name="P18">Ali Mohamed 1994<text:tab/>F. Ali Mohamed and R. Reynolds, “Inscriptions Recently Discovered in Cyrenaica” <text:s/>in <text:span text:style-name="T35">Africa romana 11</text:span> 3 pp. 1323-1327.</text:p>
      <text:p text:style-name="P18">Bacchielli 1996<text:tab/>L. Bacchielli et al (eds.), <text:span text:style-name="T35">Scritti di Antichità in memoria di Sandro Stucchi,</text:span> Studi Miscellanei 29, Rome, 1996.</text:p>
      <text:p text:style-name="P18">Baldwin Bowsky 1987<text:tab/>M. Bowsky, “Roman arbitration in central Crete: an Augustan proconsul and a Neronian procurator,” <text:span text:style-name="T35">CJ</text:span> 82 (1986/87) 218-229.</text:p>
      <text:p text:style-name="P18">Bammer 1974<text:tab/>A. Bammer et al., <text:span text:style-name="T35">Führer durch das Archäologische Museum in Selçuk-Ephesos,</text:span> Vienna, 1974.</text:p>
      <text:p text:style-name="P18">Banev 1981<text:tab/>Kr. Banev and R. Lazov, “Inscriptions latines de la Mésie Inférieure et de la Thrace,” <text:span text:style-name="T35">Arch (Sofia)</text:span> 23 (1981) 37-45.</text:p>
      <text:p text:style-name="P18">Bean 1959<text:tab/>G.E. Bean, “Notes and inscriptions from Pisidia. Part 1,” <text:span text:style-name="T35">AS</text:span> 9 (1959) 67-117.</text:p>
      <text:p text:style-name="P18">Bénabou 1976<text:tab/>M. Bénabou, <text:span text:style-name="T35">La résistance africaine à la romanisation,</text:span> Paris, 1976.</text:p>
      <text:p text:style-name="P18">Bénabou 1986<text:tab/>H. Bénabou, “L’Afrique” <text:s/>in Crawford 1986 pp. 127-141.</text:p>
      <text:p text:style-name="P18">Bennett 1997<text:tab/>J. Bennett, <text:span text:style-name="T35">Trajan, optimus princeps : a life and times,</text:span> Bloomington, 1997.</text:p>
      <text:p text:style-name="P18">Benzina ben Abdallah 1992<text:tab/>Z. Benzina ben Abdallah, “Du côte d’Ammaedra: Musulamii et Musunii Regiani,” <text:span text:style-name="T35">AntAf</text:span> 28 (1992) 139-145.</text:p>
      <text:p text:style-name="P18">Beschaouch 1968<text:tab/>A. Beschaouch, “Mustitana: Recueil des nouvelles inscriptions de Mustis, cité romaine de Tunisie,” <text:span text:style-name="T35">Karthago</text:span> 14 (1965/1966) 121-224.</text:p>
      <text:p text:style-name="P18">Betz 1938<text:tab/>A. Betz, <text:span text:style-name="T35">Untersuchungen zur Militärgeschichte der römischen Provinz Dalmatien,</text:span> Abhandlungen des archäologisch-epigraphischen Seminars der Universität Wien new series, heft 4, Baden bei Wien, 1938.</text:p>
      <text:p text:style-name="P18">Binder 1987<text:tab/>G. Binder (ed.), <text:span text:style-name="T35">Saeculum Augustum I: Herrschaft und Gesellschaft,</text:span> Darmstadt, 1987.</text:p>
      <text:p text:style-name="P18">Birley 1997<text:tab/>A. Birley, <text:span text:style-name="T35">Hadrian: The Restless Emperor,</text:span> London, 1997.</text:p>
      <text:p text:style-name="P18">Birley 2000<text:tab/>A. Birley, <text:span text:style-name="T35">Marcus Aurelius: A Biography,</text:span> New York, 2000.</text:p>
      <text:p text:style-name="P18">Birley 2002<text:tab/>A. Birley, <text:span text:style-name="T35">The Prosopography of Roman Imperial Government: Fasti Provinciarum,</text:span> Barcelona, 2002; URL: http://www.ub.es/epigraphiae/PDF/Preograma%20EPI%20DEFINITIU.pdf.</text:p>
      <text:p text:style-name="P18">Boatwright 2000<text:tab/>M.T. Boatwright, <text:span text:style-name="T35">Hadrian and the Cities of the Roman Empire,</text:span> Princeton, 2000.</text:p>
      <text:p text:style-name="P18">Borzsák 1986<text:tab/>I. Borzsák and K. Wellesley (eds.), <text:span text:style-name="T35">Cornelii Taciti libri qui supersunt,</text:span> Leipzig, 1986-1992.</text:p>
      <text:p text:style-name="P18">Bosch 1967<text:tab/>E. Bosch, <text:span text:style-name="T35">Quellen zur Geschichte der Stadt Ankara im Altertum,</text:span> Ankara, 1967.</text:p>
      <text:p text:style-name="P18">Bouchenaki 1977<text:tab/>M. Bouchenaki and P. Février, “Un ‘castellum’ de la region de Tipasa de Juba a Septime Severe,” <text:span text:style-name="T35">BAA</text:span> 7 (1977-1979) 193-215.</text:p>
      <text:p text:style-name="P18">Bowersock 1991<text:tab/>G. Bowersock, “Review of MAMA 9,” <text:span text:style-name="T35">JRS</text:span> 81 (1991) 223-225.</text:p>
      <text:p text:style-name="P18">Bowman 1996<text:tab/>A. Bowman, “Provincial Administration and Taxation” <text:s/>in <text:span text:style-name="T35">CAH</text:span><text:span text:style-name="T26">2</text:span> 10 pp. 344-370.</text:p>
      <text:p text:style-name="P18">Božilova 1985<text:tab/>V. Božilova and J. Kolendo, “Гранчен стълб от 136 гнамерен в Нове,” <text:span text:style-name="T35">Arch (Sofia)</text:span> 27 (1985) 39-46.</text:p>
      <text:p text:style-name="P18">Brice 2002<text:tab/>L. Brice, <text:span text:style-name="T35">Holding a Wolf by the Ears: Mutiny and Unrest in the Roman Military, 44 B.C.-AD 68,</text:span> Ph.D. Dissertation, Chapel Hill, 2002.</text:p>
      <text:p text:style-name="P18">Bringmann 1995<text:tab/>K. Bringmann and H. von Steuben, <text:span text:style-name="T35">Schenkungen hellenistischer Herrscher an griechische Städte und Heiligtümer,</text:span> 2 vols., Berlin, 1995.</text:p>
      <text:p text:style-name="P18">Bruneau 1975<text:tab/>P. Bruneau, “Deliaca (II),” <text:span text:style-name="T35">BCH</text:span> 99 (1975) 267-311.</text:p>
      <text:p text:style-name="P18">Buraselis 1993<text:tab/>K. Buraselis, “Bemerkungen zum Dekret der Battynäer” <text:s/>in <text:span text:style-name="T35">Ancient Macedonia V</text:span> 1 pp. 280-292.</text:p>
      <text:p text:style-name="P18">Burton 1993<text:tab/>G.P. Burton, “Provincial Procurators and the Public Provinces,” <text:span text:style-name="T35">Chiron</text:span> 23 (1993) 13-28.</text:p>
      <text:p text:style-name="P18">Burton 2000<text:tab/>G.P. Burton, “The Resolution of Territorial Disputes in the Provinces of the Roman Empire,” <text:span text:style-name="T35">Chiron</text:span> 30 (2000) 195-215.</text:p>
      <text:p text:style-name="P18">Burton 2002<text:tab/>G. Burton, “The Regulation of Inter-community Relations in the Provinces and the Political Integration of the Roman Empire” <text:s/>in Gorman 2002 pp. 113-128.</text:p>
      <text:p text:style-name="P18">Burton 2002b<text:tab/>G. Burton, “The Roman Imperial State (A.D. 14-235): Evidence and Reality,” <text:span text:style-name="T35">Chiron</text:span> 32 (2002) 249-280.</text:p>
      <text:p text:style-name="P18">Cadoni 1993<text:tab/>E. Cadoni, “La Tabula bronzea di Esterzili (CIL X, 7852 = ILS 5947)” <text:s/>in Mastino 1993 pp. 77-98.</text:p>
      <text:p text:style-name="P18">Cagnat 1894<text:tab/>R. Cagnat, “Note sur les limites de la Province romaine d’Afrique en 146,” <text:span text:style-name="T35">CRAI</text:span> (1894) 43.</text:p>
      <text:p text:style-name="P18">Cagnat 1903<text:tab/>R. Cagnat, “Sabinius non Licinius Barbarus” <text:s/>in <text:span text:style-name="T35">Mélanges Boissier</text:span> pp. 99-102.</text:p>
      <text:p text:style-name="P18">Cagnat 1909<text:tab/>R. Cagnat, “Les <text:span text:style-name="T6">Νυβγηνοί</text:span> de Ptolémée,” <text:span text:style-name="T35">CRAI</text:span> (1909) 568-579.</text:p>
      <text:p text:style-name="P18">Camodeca 1993<text:tab/>G. Camodeca, “Per una riedizione delle ‘Tabulae Herculanenses’ 2” <text:s/>in <text:span text:style-name="T35">Ostraka</text:span> 2.2 pp. 197-209.</text:p>
      <text:p text:style-name="P18">Camodeca 1994<text:tab/>G. Camodeca, “Riedizione del trittico ercolanese TH 77 + 78 + 80 + 53 + 92 del 26 gennaio 69,” <text:span text:style-name="T35">BCPE</text:span> 24 (1994) 137-146.</text:p>
      <text:p text:style-name="P18">Camodeca 1996<text:tab/>G. Camodeca, “Una nuova coppia di consoli del 148 e il proconsul Achaiae M. Calpurnius Longus,” <text:span text:style-name="T35">ZPE</text:span> 112 (1996) 235-240.</text:p>
      <text:p text:style-name="P18">Campbell 1996<text:tab/>B. Campbell, “Shaping the Rural Environment: Surveyors in Ancient Rome,” <text:span text:style-name="T35">JRS</text:span> 86 (1996) 74-99.</text:p>
      <text:p text:style-name="P18">Campbell 2000<text:tab/>B. Campbell, <text:span text:style-name="T35">The Writings of the Roman Land Surveyors: Introduction, Text, Translation and Commentary,</text:span> JRS Monograph 9, London, 2000.</text:p>
      <text:p text:style-name="P18">Carlsen 1994<text:tab/>J. Carlsen et al (eds.), <text:span text:style-name="T35">Landuse in the Roman Empire,</text:span> Rome, 1994.</text:p>
      <text:p text:style-name="P18">Carlsen 1994a<text:tab/>J. Carlsen, “CIL X 8217 and the Question of Temple Land in Roman Italy” <text:s/>in Carlsen 1994 pp. 9-15.</text:p>
      <text:p text:style-name="P18">Carlsen 1995<text:tab/>J. Carlsen, <text:span text:style-name="T35">Vilici and Roman Estate Managers Until AD 284,</text:span> Rome, 1995.</text:p>
      <text:p text:style-name="P18">Carton 1895<text:tab/>L. Carton, <text:span text:style-name="T35">Découvertes épigraphiques et archéologiques faites en Tunisie (région de Dougga),</text:span> Mémoires Lille 5.4, Lille, 1895.</text:p>
      <text:p text:style-name="P18">Casevitz 1993<text:tab/>M. Casevitz, “Les mots de la frontière en grec” <text:s/>in Roman 1993 pp. 17-24.</text:p>
      <text:p text:style-name="P18">Champlin 1978<text:tab/>E. Champlin, “Pegasus,” <text:span text:style-name="treTitle">ZPE </text:span>32 (1978), 269-278.</text:p>
      <text:p text:style-name="P18">Chelotti 1985<text:tab/>M. Chelotti et al, <text:span text:style-name="T35">Le epigrafi romane di Canosa,</text:span> Bari, 1985.</text:p>
      <text:p text:style-name="P18">Chrimes 1949<text:tab/>K. Chrimes, <text:span text:style-name="T35">Ancient Sparta, a re-examination of the evidence,</text:span> Manchester, 1949.</text:p>
      <text:p text:style-name="P18">Christofle 1935<text:tab/>M. Christofle, <text:span text:style-name="T35">Rapport sur le fouilles effectuées en 1930-1931-1932 par le service des monuments historiques de l’Algérie,</text:span> Algiers, 1935.</text:p>
      <text:p text:style-name="P18">Christol 1982<text:tab/>M. Christol and T Drew-Bear, “Une délimitation de territoire en Phrygie-Carie,” <text:span text:style-name="T35">TRTurquie 1982,</text:span> 21-42.</text:p>
      <text:p text:style-name="P18">Christol 1998<text:tab/>M. Christol and Th. Drew-Bear, “Le prince et ses représentants aux limites de l’Asie et de la Galatie: un nouveau questeur et un nouveau proconsul d’Asie sous Septime Sévère,” <text:span text:style-name="T35">CahiersGlotz</text:span> 9 (1998) 143-164.</text:p>
      <text:p text:style-name="P18">Contencin 1934<text:tab/>A. Contencin, “Note sur une borne de la Fossa Regia,” <text:span text:style-name="T35">BCTH</text:span> (1934/5) 390.</text:p>
      <text:p text:style-name="P18">Crawford 1986<text:tab/>M. Crawford (ed.), <text:span text:style-name="T35">L’Impero romano e le strutture economiche e sociali delle province,</text:span> Como, 1986.</text:p>
      <text:p text:style-name="P18">Crook 1967<text:tab/>J. Crook, <text:span text:style-name="T35">Law and Life of Rome,</text:span> Ithaca, NY, 1967.</text:p>
      <text:p text:style-name="P18">Daux 1976<text:tab/>G. Daux, “L’Amphictyonie delphique sous l’Empire” in <text:span text:style-name="T35">Recueil Plassart</text:span> pp. 59-79.</text:p>
      <text:p text:style-name="P18">De Franciscis 1956<text:tab/>A. de Franciscis, “Templum Dianae Tifatinae,” <text:span text:style-name="T35">ASTL</text:span> 1 (1956) 301-358.</text:p>
      <text:p text:style-name="P18">De Franciscis 1966<text:tab/>A. De Franciscis, “Note sui ‘Praedia Dianae Tifatinae’,” <text:span text:style-name="T35">RAALN</text:span> 41 (1966) 241-246.</text:p>
      <text:p text:style-name="P18">Desanges 1962<text:tab/>J. Desanges, <text:span text:style-name="T35">Catalogue des tribus Africaines de l’antiquité classique a l’ouest du Nil,</text:span> Dakar, 1962.</text:p>
      <text:p text:style-name="P18">Desanges 1983<text:tab/>J. Desanges and S. Lancel, “L’apport des nouvelles Lettres à la géographie historique de l’Afrique antique et de l’Église d’Afrique” <text:s/>in <text:span text:style-name="T35">Lettres de Saint Augustin découvertes</text:span> pp. 87-99.</text:p>
      <text:p text:style-name="P18">Desanges 1994<text:tab/>J. Desanges, “Auguste a-t-il confirmé une décision de Juba II dans l’administration interne du royaume protégé de Maurétanie?,” <text:span text:style-name="T35">BCTH</text:span> 23 (1990-1992) 218-220.</text:p>
      <text:p text:style-name="P18">Devijver 1976<text:tab/>H. Devijver, <text:span text:style-name="T35">Prosopographia militiarum equestrium quae fuerunt ab Augusto ad Gallienum,</text:span> 3 vols., Leuven, 1976-1980.</text:p>
      <text:p text:style-name="P18">Di Vita-Evrard 1979<text:tab/>G. di Vita-Evrard, “Quatre inscriptions du Djebel Tarhuna: le territoire de Lepcis Magna,” <text:span text:style-name="T35">QAL</text:span> 10 (1979) 67-98 and map.</text:p>
      <text:p text:style-name="P18">Dignas 2002<text:tab/>B. Dignas, <text:span text:style-name="T35">Economy of the sacred in Hellenistic and Roman Asia Minor,</text:span> New York, 2002.</text:p>
      <text:p text:style-name="P18">Dindorf 1868<text:tab/>L. Dindorf (ed.), <text:span text:style-name="T35">Ioannis Zonarae Epitome Historiarum,</text:span> 6 vols., Leipzig, 1868-1875.</text:p>
      <text:p text:style-name="P18">Doblhofer 1960<text:tab/>E. Doblhofer, “Eine Grenzregelung in Kilikien,” <text:span text:style-name="T35">JÖAI</text:span> 45 (1960) Hauptblatt 39-44.</text:p>
      <text:p text:style-name="P18">Dobson 1978<text:tab/>B. Dobson, <text:span text:style-name="T35">Die Primipilares: Entwicklung und Bedeutung, Laufbahnen und Persönlichkeiten eines römischen Offiziersranges,</text:span> Cologne, 1978.</text:p>
      <text:p text:style-name="P18">Doukellis 1995<text:tab/>P. Doukellis and S. Zoumbaki, “De Flamininus aux Antonins: Conquête et aménagements de l’espace extra-urbain en Achaïe et Macédoine,” <text:span text:style-name="T35">DHA</text:span> 21.2 (1995) 205-228.</text:p>
      <text:p text:style-name="P18">Ducrey 1969<text:tab/>P. Ducrey, “Trois nouvelles inscriptions crétoises,” <text:span text:style-name="T35">BCH</text:span> 93 (1969) 841-852.</text:p>
      <text:p text:style-name="P18">Eck 1999<text:tab/>W. Eck (ed.), <text:span text:style-name="T35">Lokale Autonomie und römische Ordnungsmacht in den kaiserzeitlichen Provinzen vom 1. bis 3. Jahrhundert,</text:span> Munich, 1999.</text:p>
      <text:p text:style-name="P18">Ehrenberg 1955<text:tab/>V. Ehrenberg and A. Jones (eds.), <text:span text:style-name="T35">Documents Illustrating the Reigns of Augustus and Tiberius,</text:span> Oxford, 1955.</text:p>
      <text:p text:style-name="P18">Elliott 1997<text:tab/>T. Elliott, <text:span text:style-name="T35">Diocletianic Census Inscriptions from the Aegean Islands and Asia Minor,</text:span> M.A. Thesis, Chapel Hill, 1997.</text:p>
      <text:p text:style-name="P18">Engelmann 1993<text:tab/>H. Engelmann, “Zum Kaiserkult in Ephesos,” <text:span text:style-name="T35">ZPE</text:span> 97 (1993) 279-289.</text:p>
      <text:p text:style-name="P18">Engelmann 1998<text:tab/>H. Engelmann, “Ephesiaca,” <text:span text:style-name="T35">ZPE</text:span> 121 (1998) 305-311.</text:p>
      <text:p text:style-name="P18">Engelmann 1999<text:tab/>H. Engelmann, “Inschriften aus Metropolis,” <text:span text:style-name="T35">ZPE</text:span> 125 (1999) 137-146.</text:p>
      <text:p text:style-name="P18">Faraone 1991<text:tab/>C. Faraone and D. Obbink, eds., <text:span text:style-name="T35">Magika Hiera: Ancient Greek Magic and Religion,</text:span> New York, 1991.</text:p>
      <text:p text:style-name="P18">Faraone 1991a<text:tab/>C. Faraone, “The Agonistic Context of Early Greek Binding Spells” <text:s/>in Faraone 1991 pp. 3-32.</text:p>
      <text:p text:style-name="P18">Fentress 1979<text:tab/>E. Fentress, <text:span text:style-name="T35">Numidia and the Roman Army: Social, Military and Economic Aspects of the Frontier Zone,</text:span> BAR International Series 53, Oxford, 1979.</text:p>
      <text:p text:style-name="P18">Fitz 1966<text:tab/>J. Fitz, <text:span text:style-name="T35">Die Laufbahn der Statthalter in der römischen Provinz Moesia Inferior,</text:span> Weimar, 1966.</text:p>
      <text:p text:style-name="P18">Fossey 1981<text:tab/>J. Fossey, “The City Archive at Koroneia,” <text:span text:style-name="T35">Euphrosyne</text:span> 11 (1981/82) 44-59.</text:p>
      <text:p text:style-name="P18">Franklin 2001<text:tab/>J. Franklin, <text:span text:style-name="T35">Pompeis difficile est: studies in the political life of imperial Pompeii,</text:span> Ann Arbor, 2001.</text:p>
      <text:p text:style-name="P18">French 1991<text:tab/>D. French, “Sites and Inscriptions from Phrygia, Pisidia and Pamphylia,” <text:span text:style-name="T35">EA</text:span> 17 (1981) 51-68.</text:p>
      <text:p text:style-name="P18">French 1997<text:tab/>D.H. French, “Inscriptions in the Museums of Akşehir and Yalvaç,” <text:span text:style-name="T35">EA</text:span> 29 (1997) 60-64.</text:p>
      <text:p text:style-name="P18">Frézouls 1981<text:tab/>E. Frézouls, “A propos de la Tabula Clesiana,” <text:span text:style-name="T35">Ktema</text:span> 6 (1981) 239-252.</text:p>
      <text:p text:style-name="P18">Gager 1992<text:tab/>J. Gager, <text:span text:style-name="T35">Curse Tablets and Binding Spells from the Ancient World,</text:span> Oxford, 1992.</text:p>
      <text:p text:style-name="P18">Garcia Rozas 1993<text:tab/>R. Garcia Rozas and J. Abasolo, “Bronces Romanos del Museo de Zamora,” in Bronces y Religion Romana pp. 170-196.</text:p>
      <text:p text:style-name="P18">Gascou 1983<text:tab/>J. Gascou, “Pagus et castellum dans la confédération cirtéenne,” <text:span text:style-name="T35">AntAf</text:span> 19 (1983) 175-207.</text:p>
      <text:p text:style-name="P18">Gascou 1989<text:tab/>J. Gascou and R. Guéry, “Inscriptions du sud Constantinois,” <text:span text:style-name="T35">AntAf</text:span> 25 (1989) 135-176.</text:p>
      <text:p text:style-name="P18">Gasperini 1992<text:tab/>L. Gasperini (ed.), <text:span text:style-name="T35">Rupes Loquentes: Atti del Convegno internazionale di studio sulle iscrizioni rupestri de età Romana in Italia, Roma - Bomarzo 13-15. X. 1989,</text:span> Tivoli, 1992.</text:p>
      <text:p text:style-name="P18">Gasperini 1992a<text:tab/>L. Gasperini, “Il Macigno dei Balari ai Piedi del Monte Limbara (Sardegna Nord-Orientale)” <text:s/>in Gasperini 1992 pp. 579-589.</text:p>
      <text:p text:style-name="P18">Gorman 2002<text:tab/>V. Gorman and E. Robinson, <text:span text:style-name="T35">Oikistes: Studies in Constitutions, Colonies, and Military Power in the Ancient World. Offered in Honor of A.J. Graham,</text:span> Mnemosyne Suppl. 234, Leiden, 2002.</text:p>
      <text:p text:style-name="P18">Gschnitzer 1994<text:tab/>F. Gschnitzer, “Zur Terminologie der Grenze und des Gebietes im Griechischen” <text:s/>in Sonnabend 1994 pp. 25-33.</text:p>
      <text:p text:style-name="P18">Guénin 1908<text:tab/>M. Le Commandant Guénin, “Inventaire archéologique du cercle de Tébessa,” <text:span text:style-name="T35">NouvArch</text:span> 17 (1908) 75-234.</text:p>
      <text:p text:style-name="P18">Haensch 1999<text:tab/>R. Haensch, “Heraclea ad Salbacum, die heiligen Dörfer der Artemis Sbryallis und der Kaiser” <text:s/>in Eck 1999 pp. 115-139.</text:p>
      <text:p text:style-name="P18">Hatzopoulos 1989<text:tab/>M. Hatzopoulos and L. Loukopoulou, <text:span text:style-name="T35">Morrylos, cité de la Crestonie,</text:span> Athens, 1989.</text:p>
      <text:p text:style-name="P18">Henzen 1856<text:tab/>G. Henzen, “Iscrizione di Lamia,” <text:span text:style-name="T35">Bullettino dell’ Instituto</text:span> (1856) 72-76.</text:p>
      <text:p text:style-name="P18">Hitchner 1994<text:tab/>R. Hitchner, “Image and Reality: The Changing Face of Pastoralism in the Tunisian High Steppe” <text:s/>in Carlsen 1994 pp. 27-43.</text:p>
      <text:p text:style-name="P18">Horsley 1998<text:tab/>G.H.R. Horsley and R.A. Kearsley, “Another Boundary Stone between Tymbrianassos and Sagalassos in Pisidia,” <text:span text:style-name="T35">ZPE</text:span> 121 (1998) 123-129.</text:p>
      <text:p text:style-name="P18">Içten 1998<text:tab/>Ç. Içten and H. Engelmann, “Inschriften aus Ephesos und Kolophon,” <text:span text:style-name="T35">ZPE</text:span> 120 (1998) 83-91.</text:p>
      <text:p text:style-name="P18">Jacques 1987<text:tab/>F. Jacques, “Biens caducs revendiques par la cite d’Ostie. Attribution et delimitation d’un Terrain d’apres une nouvelle inscription du Latium,” <text:span text:style-name="T35">Epigraphica</text:span> 49 (1987) 29-70.</text:p>
      <text:p text:style-name="P18">Jiménez de Furundarena 1999<text:tab/>A. Jiménez de Furundarena, “La Carrera de Titus Suedius Clemens,” <text:span text:style-name="T35">HAnt</text:span> 23 (1999) 167-172.</text:p>
      <text:p text:style-name="P18">Jones 1992<text:tab/>C. Jones, “Review of: James H. Oliver, Greek Constitutions of Early Roman Emperors from Inscriptions and Papyri,” <text:span text:style-name="T35">AJP</text:span> 113 (1992) 144-147.</text:p>
      <text:p text:style-name="P18">Kazarow 1923<text:tab/>G. Kazarow, “Inscriptions et antiquités de la Macédoine occidentale (Régions de Mariovo et de Prilep),” <text:span text:style-name="T35">BCH</text:span> 47 (1923) 275-300.</text:p>
      <text:p text:style-name="P18">Kehoe 1988<text:tab/>D. Kehoe, <text:span text:style-name="T35">The Economics of Agriculture on Roman Imperial Estates in North Africa,</text:span> Hypomnemata 89, Göttingen, 1988.</text:p>
      <text:p text:style-name="P18">Khanoussi 1992<text:tab/>M. Khanoussi, “Présence et rôle de l’armée romaine dans la région des Grandes Plaines (Afrique Proconsulaire)” <text:s/>in <text:span text:style-name="T35">Africa romana 9</text:span> pp. 319-328.</text:p>
      <text:p text:style-name="P18">Kierdorf 1987<text:tab/>W. Kierdorf, “Freundschaft und Freundschaftskündigung von der Republik zum Prinzipat” <text:s/>in Binder 1987 pp. 223-245.</text:p>
      <text:p text:style-name="P18">Knibbe 1979<text:tab/>D. Knibbe et al., “Der Grundbesitz der ephesischen Artemis im Kaystrostal,” <text:span text:style-name="T35">ZPE</text:span> 33 (1979) 139-147.</text:p>
      <text:p text:style-name="P18">Knibbe 1989<text:tab/>J. Knibbe et al, “Neue Inschriften aus Ephesos XI,” <text:span text:style-name="T35">JÖAI</text:span> 59 Beiblatt (1989) 161-238.</text:p>
      <text:p text:style-name="P18">Krummrey 1980<text:tab/>H. Krummrey and S. Panciera, “Criteri di edizione e segni diacritici,” <text:span text:style-name="treTitle">Tituli</text:span> 2 (1980), 205-215.</text:p>
      <text:p text:style-name="P18">Laffi 1971<text:tab/>U. Laffi, “I terreni del tempio di Zeus ad Aizanoi: Le iscrizioni sulla parete interna dell’anta destra del pronaos,” <text:span text:style-name="T35">Athenaeum</text:span> 49 (1971) 3-53.</text:p>
      <text:p text:style-name="P18">Lamboglia 1959<text:tab/>N. Lamboglia, “Una nuova popolazione Pirenaica: Gli Olossitani,” <text:span text:style-name="T35">RSL</text:span> 25 (1959) 147-161.</text:p>
      <text:p text:style-name="P18">Lassus 1960<text:tab/>J. Lassus, “L’archéologie algérienne en 1959,” <text:span text:style-name="T35">Libyca</text:span> 8 (1960) 1-109.</text:p>
      <text:p text:style-name="P18">Le Bohec 1989<text:tab/>Y. Le Bohec, <text:span text:style-name="T35">La Troisième Légion Auguste,</text:span> Paris, 1989.</text:p>
      <text:p text:style-name="P18">Le Bohec 1990<text:tab/>Y. Le Bohec, “De Sila à Gadiaufala: urbanisation et municipalisation dans le Numidie cirtéenne méridionale” <text:s/>in <text:span text:style-name="T35">L’Afrique dans l’Occident romain</text:span> pp. 291-313.</text:p>
      <text:p text:style-name="P18">Le Roux 1994<text:tab/>P. Le Roux, “Cités et territoires en Hispanie: L’épigraphie des limites,” <text:span text:style-name="T35">MCV</text:span> 30 (1994) 37-51.</text:p>
      <text:p text:style-name="P18">Leschi 1957<text:tab/>L. Leschi, <text:span text:style-name="T35">Études d’épigraphie, d’archéologie et d’histoire africaines,</text:span> Paris, 1957.</text:p>
      <text:p text:style-name="P18">Leschi 1957a<text:tab/>L. Leschi, “Une assignation de terre sous Septime Sévère” <text:s/>in Leschi 1957 pp. 75-79.</text:p>
      <text:p text:style-name="P18">Logeart 1939<text:tab/>F. Logeart, “Bornes délimitatives dans le sud du territoire de Cirta,” <text:span text:style-name="T35">RevAfr</text:span> 83 (1939) 161-181.</text:p>
      <text:p text:style-name="P18">Lucas 1997<text:tab/>G. Lucas, <text:span text:style-name="T35">Les cités antiques de la haute vallée du Titarèse et de géographie historique antique avec corpus des inscriptions,</text:span> Lyon, 1997.</text:p>
      <text:p text:style-name="P18">MacKay 1965<text:tab/>P. MacKay, “A Macedonian Boundary Inscription of A.D. 114,” <text:span text:style-name="T35">Hesperia</text:span> 34 (1965) 248-251.</text:p>
      <text:p text:style-name="P18">Mason 1974<text:tab/>H. Mason, <text:span text:style-name="T35">Greek Terms for Roman Institutions: A Lexicon and Analysis,</text:span> American Studies in Papyrology 13, Toronto, 1974.</text:p>
      <text:p text:style-name="P18">Mastino 1993<text:tab/>A. Mastino, <text:span text:style-name="T35">La Tavola di Esterzili: il conflitto tra pastori e contadini nella </text:span>Barbaria<text:span text:style-name="T35"> sarda: convegno di studi, Esterzili, 13 giugno 1992,</text:span> Sassari, 1993.</text:p>
      <text:p text:style-name="P18">Matthews 1984<text:tab/>J. Matthews, “The tax law of Palmyra. Evidence for economic history in a city of the Roman East,” <text:span text:style-name="T35">JRS</text:span> 74 (1984) 157-180.</text:p>
      <text:p text:style-name="P18">Mattingly 1994<text:tab/>D.J. Mattingly, <text:span text:style-name="T35">Tripolitania,</text:span> Ann Arbor, 1994.</text:p>
      <text:p text:style-name="P18">M’Charek 1999<text:tab/>A. M’Charek, “De Saint Augutin à Al-Bakri: sur la localisation de l’ager Bullensis dans l’Africa latino-chrétienne et de ‘Fahs Boll’ en Ifriqiya arabo-musulmane,” <text:span text:style-name="T35">CRAI</text:span> (1999) 115-142.</text:p>
      <text:p text:style-name="P18">Merryweather 2003<text:tab/>A. Merryweather and J. Prag, <text:span text:style-name="T35">Romanization? Proceedings of a Post-graduate Colloquium, The Institute of Classical Studies, London, 15 November 2002,</text:span> Digressus Supplement 1, London, 2003.</text:p>
      <text:p text:style-name="P18">Millar 1992<text:tab/>F. Millar, <text:span text:style-name="T35">The Emperor in the Roman World (31 BC - AD 337),</text:span> Ithaca, NY, 1992.</text:p>
      <text:p text:style-name="P18">Millar 1993<text:tab/>F. Millar, <text:span text:style-name="T35">The Roman Near East: 31 BC - AD 337,</text:span> Cambridge, MA, 1993.</text:p>
      <text:p text:style-name="P18">Mitchell 1976<text:tab/>S. Mitchell, “Requisitioned Transport in the Roman Empire: A New Inscription from Pisidia,” <text:span text:style-name="T35">JRS</text:span> 66 (1976) 106-131.</text:p>
      <text:p text:style-name="P18">Moatti 1993<text:tab/>C. Moatti, <text:span text:style-name="T35">Archives et partage de la terre dans le monde Romain (IIe siècle avant - Ier siècle après J.-C.),</text:span> CollEFR 173, Rome, 1993.</text:p>
      <text:p text:style-name="P18">Bakalakis 1937<text:tab/>G. Bakalakis, “<text:span text:style-name="T6">Παρανεστιοι</text:span> <text:span text:style-name="T6">Ἀρχαιότητες</text:span>,” <text:span text:style-name="T35">Thrakika</text:span> 8 (1937) 15-31.</text:p>
      <text:p text:style-name="P18">Naddari 2000<text:tab/>L. Naddari, “Une nouvelle borne des Musulames,” <text:span text:style-name="T35">Africa</text:span> 18 (2000) 43-51.</text:p>
      <text:p text:style-name="P18">Navarro 1999<text:tab/>F. Navarro, “P. Stertinius Quartus, Governatore di Numidia,” <text:span text:style-name="T35">Epigraphica</text:span> 61 (1999) 67-79.</text:p>
      <text:p text:style-name="P18">Oliver 1965<text:tab/>J. Oliver, “Texts A and B of the <text:span text:style-name="treLatin">Horothesia</text:span> Dossier at Istros,” <text:span text:style-name="T35">GRBS</text:span> 6 (1965) 143-156.</text:p>
      <text:p text:style-name="P18">Oliver 1989<text:tab/>J. Oliver, <text:span text:style-name="T35">Greek Constitutions of Early Roman Emperors from Inscriptions and Papyri,</text:span> MemoirsAPS 178, Philadelphia, 1989.</text:p>
      <text:p text:style-name="P18">Ors 1953<text:tab/>Alvaro D’Ors, <text:span text:style-name="T35">Epigrafía Jurídica de la España Romana,</text:span> Madrid, 1953.</text:p>
      <text:p text:style-name="P18">Papazoglou 1979<text:tab/>F. Papazoglou, “Gouverneurs de Macédoine: a propos du second volume des Fasti, par Th. Sarikakis,” <text:span text:style-name="T35">ZAnt</text:span> 29 (1979) 237-249.</text:p>
      <text:p text:style-name="P18">Parvan 1915<text:tab/>V. Parvan, “Fouilles d’Ulmetum (Roumanie), 1911-1914,” <text:span text:style-name="T35">AA</text:span> (1915) 236-247.</text:p>
      <text:p text:style-name="P18">Patchère 1911<text:tab/>F. de Patchère, “Excursion archéologique dans la région du Fahs et de Téboursouk,” <text:span text:style-name="T35">BCTH</text:span> (1911) 402-403.</text:p>
      <text:p text:style-name="P18">Petsa 1996<text:tab/>Ph. Petsa, “<text:span text:style-name="T6">Χρονικὰ</text:span> <text:span text:style-name="T6">Ἀρχαιολογικά</text:span>,” <text:span text:style-name="T35">Makedonika</text:span> 7 (1966/7) 287-368.</text:p>
      <text:p text:style-name="P18">Pflaum 1960<text:tab/>H.-G. Pflaum, <text:span text:style-name="T35">Les Carrières procuratoriennes équestres sous le haut-empire Romain,</text:span> 4 vols., Paris, 1960-1961.</text:p>
      <text:p text:style-name="P18">Piccirilli 1973<text:tab/>F. Piccirilli, <text:span text:style-name="T35">Gli Arbitrati Interstatali Greci</text:span>, Pisa, 1973.</text:p>
      <text:p text:style-name="P18">Piganiol 1962<text:tab/>A. Piganiol, <text:span text:style-name="T35">Les documents cadastraux de la colonie romaine d’Orange,</text:span> Paris, 1962.</text:p>
      <text:p text:style-name="P18">Pikoulas 1998<text:tab/>G. Pikoulas, “<text:span text:style-name="T6">Τερμονισμοὶ</text:span> <text:span text:style-name="T6">Πελοποννήσου</text:span>” <text:s/>in <text:span text:style-name="T35">Horos</text:span> 10-12 pp. 313-325.</text:p>
      <text:p text:style-name="P18">Pikoulas 1999<text:tab/>G. Pikoulas, “<text:span text:style-name="T6">Τερμονισμοί</text:span> <text:span text:style-name="T6">Μακεδονίας</text:span>: <text:span text:style-name="T6">πρώτη</text:span> <text:span text:style-name="T6">συμβολή</text:span>” <text:s/>in <text:span text:style-name="T35">Ancient Macedonia VI</text:span> 2 pp. 893-902.</text:p>
      <text:p text:style-name="P18">Pilhofer 1995<text:tab/>P. Pilhofer, <text:span text:style-name="T35">Philippi,</text:span> 2 vols., Tübingen, 1995-2000.</text:p>
      <text:p text:style-name="P18">Plana 1995<text:tab/>R. Plana and M. José Pena, “Ampurias: cuestiones agrarias y jurídicas de finales de la república,” <text:span text:style-name="T35">StudHist</text:span> 13/14 (1995/1996) 89-104.</text:p>
      <text:p text:style-name="P18">Poinssot 1920<text:tab/>L. Poinssot, “Deux Inscriptions d’Aunobari,” <text:span text:style-name="T35">CRAI</text:span> (1920) 140-146.</text:p>
      <text:p text:style-name="P18">Poinssot 1938<text:tab/>L. Poinssot, “Une borne inédite de la Fossa Regia,” <text:span text:style-name="T35">BCTH</text:span> (1938/40) 203-204.</text:p>
      <text:p text:style-name="P18">Pratilli 1745<text:tab/>F. Pratilli, <text:span text:style-name="T35">Della Via Appia riconosciuta e descritta da Roma a Brindisi,</text:span> Naples, 1745.</text:p>
      <text:p text:style-name="P18">Pugliese Carratelli 1961<text:tab/>G. Pugliese Carratelli, “Supplemento epigrafico cirenaico,” <text:span text:style-name="T35">AnnScAA</text:span> 39-40 (1961-1962) 219-375.</text:p>
      <text:p text:style-name="P18">Quinn 2003<text:tab/>J. Quinn, “Roman Africa?” <text:s/>in Merryweather 2003 pp. 7-34.</text:p>
      <text:p text:style-name="P18">Ramsay 1886<text:tab/>W.M. Ramsay, “Notes and Inscriptions from Asia Minor,” <text:span text:style-name="T35">AJA</text:span> (series 1) 2 (1886) 128-131.</text:p>
      <text:p text:style-name="P18">Ramsay 1895<text:tab/>W.M. Ramsay, <text:span text:style-name="T35">The Cities and Bishoprics of Phrygia,</text:span> 2 vols., Oxford, 1895.</text:p>
      <text:p text:style-name="P18">Ramsay 1941<text:tab/>W.M. Ramsay, <text:span text:style-name="T35">The Social Basis of Roman Power in Asia Minor,</text:span> Aberdeen, 1941.</text:p>
      <text:p text:style-name="P18">Reynolds 1965<text:tab/>J. Reynolds and R. Goodchild, “The city lands of Apollonia in Cyrenaica,” <text:span text:style-name="T35">LA</text:span> 2 (1965) 103-107.</text:p>
      <text:p text:style-name="P18">Reynolds 1971<text:tab/>J. Reynolds, “New Boundary stones from the public land of the Roman People in Cyrenaica,” <text:span text:style-name="T35">LA</text:span> 8 (1971) 47-51.</text:p>
      <text:p text:style-name="P18">Rigsby 1976<text:tab/>K. Rigsby, “Cnossus and Capua” <text:s/>in <text:span text:style-name="T35">TAPA</text:span> 106 pp. 313-330.</text:p>
      <text:p text:style-name="P18">Rigsby 1996<text:tab/>K. Rigsby, <text:span text:style-name="T35">Asylia: Territorial Inviolability in the Hellenistic World,</text:span> Berkeley, 1996.</text:p>
      <text:p text:style-name="P18">Rizakis 1985<text:tab/>Th. Rizakis and G. Tourasoglou, <text:span text:style-name="T9">Ἐπιγραφὲς</text:span><text:span text:style-name="T35"> </text:span><text:span text:style-name="T9">ἄνω</text:span><text:span text:style-name="T35"> </text:span><text:span text:style-name="T9">Μακεδονίας</text:span><text:span text:style-name="T35"> (</text:span><text:span text:style-name="T9">Ἐλίμεια</text:span><text:span text:style-name="T35">, </text:span><text:span text:style-name="T9">Ἐορδαία</text:span><text:span text:style-name="T35">, </text:span><text:span text:style-name="T9">Νότια</text:span><text:span text:style-name="T35"> </text:span><text:span text:style-name="T9">Λυγκηστίς</text:span><text:span text:style-name="T35">, </text:span><text:span text:style-name="T9">Ὀρεστίς</text:span><text:span text:style-name="T35">),</text:span> Athens, 1985.</text:p>
      <text:p text:style-name="P18">Robert 1938<text:tab/>L. Robert, <text:span text:style-name="T35">Études épigraphiques et philologiques,</text:span> Paris, 1938.</text:p>
      <text:p text:style-name="P18">Robert 1940<text:tab/>L. Robert, <text:span text:style-name="T35">Hellenica. Recueil d’épigraphie de numismatique et d’antiquitiés grecques,</text:span> 13 vols., Limoges, 1940-.</text:p>
      <text:p text:style-name="P18">Robert 1940a<text:tab/>L. Robert, “Inscriptions de Bithynie copiées par Georges Radet,” <text:span text:style-name="T35">REA</text:span> 42 (1940) 302-322.</text:p>
      <text:p text:style-name="P18">Roesch 1985<text:tab/>P. Roesch, <text:span text:style-name="T35">Tiresias: Appendix Epigraphica</text:span>, 1985.</text:p>
      <text:p text:style-name="P18">Roman 1993<text:tab/>Y. Roman, <text:span text:style-name="T35">La frontière: séminaire de recherche,</text:span> Lyon, 1993.</text:p>
      <text:p text:style-name="P18">Romanelli 1939<text:tab/>P. Romanelli, “Tre iscrizioni tripolitane di interesse storico,” <text:span text:style-name="T35">Epigraphica</text:span> 1 (1939) 99-118.</text:p>
      <text:p text:style-name="P18">Rousset 1994<text:tab/>D. Rousset, “Les frontières des cités grecques. Premières réflexions à partir du recueil des documents èpigraphiques,” <text:span text:style-name="T35">CahiersGlotz</text:span> 5 (1994) 97-126.</text:p>
      <text:p text:style-name="P18">Rousset 2002<text:tab/>D. Rousset, <text:span text:style-name="T35">Le territoire de Delphes et la terre d’Apollon,</text:span> BEFAR 302, Paris, 2002.</text:p>
      <text:p text:style-name="P18">Şahin 1984<text:tab/>S. Şahin, “Ti. Iulius Frugi: proconsul von Lycia-Pamphylia unter Mark Aurel und Verus, Abgrenzung des Stadtgebiets von Arykanda,” <text:span text:style-name="T35">EA</text:span> 3 (1984) 39-48.</text:p>
      <text:p text:style-name="P18">Şahin 1986<text:tab/>S. Şahin, “Studien über die Probleme der historischen Geographie des nordwestlichen Kleinasiens I: Strabon XII 3,7 p. 543, der Fluss Gallos, die Stadt Modr&lt;en&gt;e in Phrygia Epiktetos und die Schiffbarkeit des Sangarios,” <text:span text:style-name="T35">EA</text:span> 7 (1986) 125-152.</text:p>
      <text:p text:style-name="P18">Şahin 1992<text:tab/>S. Şahin, “Statthalter der Provinzen Pamphylia-Lycia und Bithynia-Pontus in der Zeit der Statusänderung beider Provinzen unter Mark Aurel und Lucius Verus,” <text:span text:style-name="T35">EA</text:span> 20 (1992) 80-89.</text:p>
      <text:p text:style-name="P18">Sarikakes 1971<text:tab/>Theodoros Sarikakes, <text:span text:style-name="T35">Romaioi archontes tes eparchias Makedonias,</text:span> 2 vols., Thessalonike, 1971-1977.</text:p>
      <text:p text:style-name="P18">Scherrer 1990<text:tab/>P. Scherrer, “Augustus, die Mission des Vedius Pollio und die Artemis Ephesia,” <text:span text:style-name="T35">JÖAI</text:span> 60 (1990) 87-101.</text:p>
      <text:p text:style-name="P18">Schlumberger 1939<text:tab/>D. Schlumberger, “Bornes frontières de la Palmyrène,” <text:span text:style-name="T35">Syria</text:span> 20 (1939) 43-73.</text:p>
      <text:p text:style-name="P18">Slootjes 2000<text:tab/>D. Slootjes, <text:span text:style-name="T35">Ceremonies upon the arrival of the governor: a forgotten aspect of Roman imperial routine,</text:span> M.A. Thesis, Chapel Hill, 2000.</text:p>
      <text:p text:style-name="P18">Smallwood 1966<text:tab/>E. Smallwood, <text:span text:style-name="T35">Documents Illustrating the Principates of Nerva, Trajan and Hadrian,</text:span> Cambridge, 1966.</text:p>
      <text:p text:style-name="P18">Smallwood 1967<text:tab/>E. Smallwood, <text:span text:style-name="T35">Documents Illustrating the principates of Gaius, Claudius and Nero,</text:span> Cambridge, 1967.</text:p>
      <text:p text:style-name="P18">Sonnabend 1994<text:tab/>H. Sonnabend and E. Olshausen (eds.), <text:span text:style-name="T35">Stuttgarter Kolloquium zur historischen Geographie des Altertums 4, 1990,</text:span> Bonn, 1994.</text:p>
      <text:p text:style-name="P18">Spano 1910b<text:tab/>G. Spano, “Pompei - Relazione degli scavi eseguiti negli anni 1908 e 1909,” <text:span text:style-name="T35">NSA</text:span> (1910) 377-418.</text:p>
      <text:p text:style-name="P18">Stadter 1980<text:tab/>P. Stadter, <text:span text:style-name="T35">Arrian of Nicomedia,</text:span> Chapel Hill, 1980.</text:p>
      <text:p text:style-name="P18">Stählin 1924<text:tab/>F. Stählin, <text:span text:style-name="T35">Das Hellenische Thessalien: Landeskundliche und geschichtliche Beschreibung Thessaliens in der hellenischen und römischen Zeit,</text:span> Amsterdam, 1924.</text:p>
      <text:p text:style-name="P18">Stylow 1986<text:tab/>A. Stylow, “Apuntes sobre epigrafía de época flavia en Hispania,” <text:span text:style-name="T35">Gerión</text:span> 4 (1986) 285-311.</text:p>
      <text:p text:style-name="P18">Szemler 1989<text:tab/>G. Szemler et al., “The Donation of M. Acilius Glabrio, cos. 191: A Re-interpretation,” <text:span text:style-name="T35">AHB</text:span> 3 (1989) 68-77.</text:p>
      <text:p text:style-name="P18">Tačeva 1992<text:tab/>M. Tačeva, “Phylarchoi und Phylai in der Provinz Thracia,” <text:span text:style-name="T35">Index</text:span> 20 (1992) 179-187.</text:p>
      <text:p text:style-name="P18">Talbert 1984<text:tab/>R. Talbert, <text:span text:style-name="T35">The Senate of Imperial Rome,</text:span> Princeton, 1984.</text:p>
      <text:p text:style-name="P18">Thomas 1976<text:tab/>J. Thomas, <text:span text:style-name="T35">Textbook of Roman Law,</text:span> Amsterdam, 1976.</text:p>
      <text:p text:style-name="P18">Thomasson 1984<text:tab/>B. Thomasson, <text:span text:style-name="T35">Laterculi Praesidum,</text:span> 3 vols., Göteborg, 1984-1990.</text:p>
      <text:p text:style-name="P18">Thomasson 1991<text:tab/>B. Thomasson, <text:span text:style-name="T35">Legatus: Beiträge zur römischen Verwaltungsgeschichte,</text:span> AIRRS 18, Stockholm, 1991.</text:p>
      <text:p text:style-name="P18">Thomasson 1996<text:tab/>B.E. Thomasson, <text:span text:style-name="T35">Fasti africani: senatorische und ritterliche Amtsträger in den römischen Provinzen Nordafrikas von Augustus bis Diokletian,</text:span> SkrSvenInst 53, Stockholm, 1996.</text:p>
      <text:p text:style-name="P18">Trousset 1976<text:tab/>P. Trousset, “Reconnaisances archéologiques sur la frontière saharience de l’Empire romain dans le sud-ouest de la Tunisie” <text:s/>in <text:span text:style-name="T35">Lille d’archéologie 1976</text:span> pp. 21-33.</text:p>
      <text:p text:style-name="P18">Trousset 1978<text:tab/>P. Trousset, “Les bornes du Bled Segui. Nouveaux aperçus sur la centuriation romaine du sud Tunisie,” <text:span text:style-name="T35">AntAf</text:span> 12 (1978) 125-178.</text:p>
      <text:p text:style-name="P18">Trousset 1997<text:tab/>P. Trousset, “Un nouveau document sur la limitatio de C. Vibius Marsus (Sud Tunisien)” <text:s/>in <text:span text:style-name="T35">Roman Frontier Studies 1995</text:span> pp. 3-11.</text:p>
      <text:p text:style-name="P18">Vallat 1979<text:tab/>J. Vallat, “Le vocabulaire des attributions de terres en Campanie: analyse spatiale et temporelle,” <text:span text:style-name="T35">MEFRA</text:span> 91.2 (1979) 977-1013.</text:p>
      <text:p text:style-name="P18">Vaquerizo Gil 1986<text:tab/>D. Vaquerizo Gil, “Epigrafía romana inédita de la llamada ‘Siberia Extremeña’,” <text:span text:style-name="T35">RevEsExtr</text:span> 42 (1986) 115-137.</text:p>
      <text:p text:style-name="P18">Velkov 1970<text:tab/>V. Velkov, “Epigraphische Beiträge zur historischen Geographie der Moesia Inferior,” <text:span text:style-name="T35">Studia Balcanica</text:span> 1 (1970) 55-60.</text:p>
      <text:p text:style-name="P18">Vine 1993<text:tab/>B. Vine, “Review of Gager 1992,” <text:span text:style-name="T35">BMCR</text:span> 04.02.03 (1993) ; URL: http://ccat.sas.upenn.edu/bmcr/1993/04.02.03.html.</text:p>
      <text:p text:style-name="P18">Vulpe 1968<text:tab/>R. Vulpe and I. Barnea, <text:span text:style-name="T35">Romanii la Dunărea de Jos,</text:span> Bucarest, 1968.</text:p>
      <text:p text:style-name="P18">Wace 1911<text:tab/>A. Wace and M. Thompson, “A Latin Inscription from Perrhaebia,” <text:span text:style-name="T35">BSA</text:span> 17 (1910/1911) 193-204.</text:p>
      <text:p text:style-name="P18">Whittaker 1978<text:tab/>C. Whittaker, “Land and Labour in North Africa,” <text:span text:style-name="T35">Klio</text:span> 60 (1978) 331-362.</text:p>
      <text:p text:style-name="P18">Wilkes 1967<text:tab/>J. Wilkes, “A New Governor of Dalmatia,” <text:span text:style-name="T35">Epigraphische Studien</text:span> 4 (1967) 119-121.</text:p>
      <text:p text:style-name="P18">Wilkes 1974<text:tab/>J. Wilkes, “Boundary Stones in Roman Dalmatia,” <text:span text:style-name="T35">ArhVest</text:span> 25 (1974) 258-274.</text:p>
      <text:p text:style-name="P18">Woodward 1913<text:tab/>A. Woodward, “Inscriptions from Thessaly and Macedonia,” <text:span text:style-name="T35">JHS</text:span> 33 (1913) 313-34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GentiumAlt" svg:font-family="GentiumAlt"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1" svg:font-family="'Arial Unicode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528in" fo:line-height="0.2362in" fo:orphans="2" fo:widows="2"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1in" fo:margin-bottom="0.1528in" fo:line-height="0.1945in" fo:text-align="center" style:justify-single-word="false" fo:keep-together="always" fo:hyphenation-ladder-count="no-limit" fo:break-before="page" fo:keep-with-next="always"/>
      <style:text-properties fo:text-transform="uppercase" fo:font-size="14pt" fo:font-weight="bold" style:font-size-asian="14pt" style:font-weight-asian="bold" style:font-name-complex="Arial" style:font-size-complex="14pt" style:font-style-complex="italic" style:font-weight-complex="bold" fo:hyphenate="false" fo:hyphenation-remain-char-count="2" fo:hyphenation-push-char-count="2"/>
    </style:style>
    <style:style style:name="Heading_20_3" style:display-name="Heading 3" style:family="paragraph" style:parent-style-name="Standard" style:next-style-name="Standard" style:class="text">
      <style:paragraph-properties fo:margin-top="0.389in" fo:margin-bottom="0.1528in" fo:line-height="0.1665in" fo:keep-together="always" fo:keep-with-next="always"/>
      <style:text-properties fo:font-size="12pt" fo:font-weight="bold" style:font-size-asian="12pt" style:font-weight-asian="bold" style:font-size-complex="13pt" style:font-weight-complex="bold"/>
    </style:style>
    <style:style style:name="Heading_20_4" style:display-name="Heading 4" style:family="paragraph" style:parent-style-name="Standard" style:next-style-name="Standard" style:class="text">
      <style:paragraph-properties fo:margin-top="0.1665in" fo:margin-bottom="0.0417in" fo:keep-with-next="always"/>
      <style:text-properties fo:font-size="12pt" fo:font-style="italic" fo:font-weight="bold" style:font-size-asian="12pt" style:font-style-asian="italic" style:font-weight-asian="bold" style:font-size-complex="14pt" style:font-weight-complex="bold"/>
    </style:style>
    <style:style style:name="Heading_20_5" style:display-name="Heading 5" style:family="paragraph" style:parent-style-name="Heading_20_4" style:next-style-name="treParaIndent_20_Char_20_Char" style:class="text">
      <style:paragraph-properties fo:margin-left="0.25in" fo:margin-right="0in" fo:text-indent="0in" style:auto-text-indent="false"/>
      <style:text-properties style:font-size-complex="12pt" style:font-style-complex="italic" style:font-weight-complex="normal"/>
    </style:style>
    <style:style style:name="List" style:family="paragraph" style:parent-style-name="Text_20_body" style:class="list">
      <style:text-properties style:font-size-asian="12pt"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ootnote" style:family="paragraph" style:parent-style-name="Standard" style:class="extra">
      <style:paragraph-properties fo:margin-left="0in" fo:margin-right="0in" fo:line-height="0.1528in" fo:hyphenation-ladder-count="no-limit" fo:text-indent="0.25in" style:auto-text-indent="false"/>
      <style:text-properties fo:font-size="10pt" style:font-size-asian="10pt" style:font-size-complex="10pt" fo:hyphenate="false" fo:hyphenation-remain-char-count="2" fo:hyphenation-push-char-count="2"/>
    </style:style>
    <style:style style:name="Index" style:family="paragraph" style:parent-style-name="Standard" style:class="index">
      <style:paragraph-properties text:number-lines="false" text:line-number="0"/>
      <style:text-properties style:font-size-asian="12pt" style:font-name-complex="Tahoma1"/>
    </style:style>
    <style:style style:name="treBullet" style:family="paragraph" style:parent-style-name="Standard" style:list-style-name="WW8Num17">
      <style:paragraph-properties fo:margin-left="-0.25in" fo:margin-right="0in" fo:line-height="100%" fo:keep-together="always" fo:hyphenation-ladder-count="no-limit" fo:text-indent="0in" style:auto-text-indent="false">
        <style:tab-stops>
          <style:tab-stop style:position="0.75in"/>
        </style:tab-stops>
      </style:paragraph-properties>
      <style:text-properties fo:hyphenate="false" fo:hyphenation-remain-char-count="2" fo:hyphenation-push-char-count="2"/>
    </style:style>
    <style:style style:name="treBulletSub" style:family="paragraph" style:parent-style-name="treBullet" style:list-style-name="WW8Num23">
      <style:paragraph-properties fo:margin-left="0in" fo:margin-right="0in" fo:text-indent="0in" style:auto-text-indent="false"/>
    </style:style>
    <style:style style:name="treParaContinued" style:family="paragraph" style:parent-style-name="Standard" style:next-style-name="Standard">
      <style:paragraph-properties fo:hyphenation-ladder-count="no-limit"/>
      <style:text-properties fo:hyphenate="false" fo:hyphenation-remain-char-count="2" fo:hyphenation-push-char-count="2"/>
    </style:style>
    <style:style style:name="treTableCaption" style:family="paragraph" style:parent-style-name="Standard" style:list-style-name="WW8Num21">
      <style:paragraph-properties fo:margin-left="0in" fo:margin-right="0in" fo:margin-top="0.1665in" fo:margin-bottom="0.1528in" fo:line-height="100%" fo:text-align="center" style:justify-single-word="false" fo:keep-together="always" fo:hyphenation-ladder-count="no-limit" fo:text-indent="0in" style:auto-text-indent="false"/>
      <style:text-properties fo:font-size="12pt" fo:font-weight="bold" style:font-size-asian="12pt" style:font-weight-asian="bold" style:font-weight-complex="bold" fo:hyphenate="false" fo:hyphenation-remain-char-count="2" fo:hyphenation-push-char-count="2"/>
    </style:style>
    <style:style style:name="treTableHead" style:family="paragraph" style:parent-style-name="Standard">
      <style:paragraph-properties fo:margin-top="0.0417in" fo:margin-bottom="0.0417in" fo:line-height="100%" fo:keep-together="always" fo:hyphenation-ladder-count="no-limit"/>
      <style:text-properties fo:font-weight="bold" style:font-weight-asian="bold" style:font-weight-complex="bold" fo:hyphenate="false" fo:hyphenation-remain-char-count="2" fo:hyphenation-push-char-count="2"/>
    </style:style>
    <style:style style:name="treTableCell" style:family="paragraph" style:parent-style-name="Standard">
      <style:paragraph-properties fo:margin-left="0.25in" fo:margin-right="0in" fo:margin-top="0.0417in" fo:margin-bottom="0.0417in" fo:line-height="100%" fo:keep-together="always" fo:hyphenation-ladder-count="no-limit" fo:text-indent="-0.25in" style:auto-text-indent="false"/>
      <style:text-properties fo:hyphenate="false" fo:hyphenation-remain-char-count="2" fo:hyphenation-push-char-count="2"/>
    </style:style>
    <style:style style:name="Comment_20_Text" style:display-name="Comment Text" style:family="paragraph" style:parent-style-name="Standard">
      <style:text-properties fo:font-size="10pt" style:font-size-asian="10pt" style:font-size-complex="10pt"/>
    </style:style>
    <style:style style:name="treInstance" style:family="paragraph" style:parent-style-name="Heading_20_3" style:default-outline-level="3">
      <style:paragraph-properties fo:margin-left="0in" fo:margin-right="0in" fo:text-indent="0in" style:auto-text-indent="false"/>
    </style:style>
    <style:style style:name="treDocument" style:family="paragraph" style:parent-style-name="Heading_20_4" style:default-outline-level="4">
      <style:paragraph-properties fo:margin-left="0in" fo:margin-right="0in" fo:margin-top="0in" fo:margin-bottom="0in" fo:keep-together="always" fo:text-indent="0in" style:auto-text-indent="false">
        <style:tab-stops>
          <style:tab-stop style:position="0.75in"/>
        </style:tab-stops>
      </style:paragraph-properties>
      <style:text-properties fo:font-size="11pt" fo:font-style="normal" style:font-size-asian="11pt" style:font-style-asian="normal" style:font-weight-complex="normal"/>
    </style:style>
    <style:style style:name="treCategory" style:family="paragraph" style:parent-style-name="Heading_20_2"/>
    <style:style style:name="Heading_20_2_20_sub" style:display-name="Heading 2 sub" style:family="paragraph" style:parent-style-name="Heading_20_2" style:next-style-name="Standard">
      <style:paragraph-properties fo:margin-top="0in" fo:margin-bottom="0.1528in"/>
    </style:style>
    <style:style style:name="treBulletTable" style:family="paragraph" style:parent-style-name="Standard" style:list-style-name="WW8Num19">
      <style:paragraph-properties fo:margin-left="-0.25in" fo:margin-right="0in" fo:margin-top="0.0417in" fo:margin-bottom="0.0417in" fo:line-height="0.1807in" fo:keep-together="always" fo:hyphenation-ladder-count="no-limit" fo:text-indent="0in" style:auto-text-indent="false">
        <style:tab-stops>
          <style:tab-stop style:position="0.4in"/>
        </style:tab-stops>
      </style:paragraph-properties>
      <style:text-properties fo:language="el" fo:country="GR" style:language-asian="zxx" style:country-asian="none" fo:hyphenate="false" fo:hyphenation-remain-char-count="2" fo:hyphenation-push-char-count="2"/>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treBlockLatin_20_Char_20_Char" style:display-name="treBlockLatin Char Char" style:family="paragraph">
      <style:paragraph-properties fo:margin-left="0.25in" fo:margin-right="0.25in" fo:margin-top="0.0835in" fo:margin-bottom="0in" fo:line-height="0.1528in" fo:keep-together="always" fo:hyphenation-ladder-count="no-limit" fo:text-indent="0in" style:auto-text-indent="false"/>
      <style:text-properties fo:language="zxx" fo:country="none" fo:font-style="italic" style:language-asian="zxx" style:country-asian="none" style:font-style-asian="italic" style:font-style-complex="italic" fo:hyphenate="false" fo:hyphenation-remain-char-count="2" fo:hyphenation-push-char-count="2"/>
    </style:style>
    <style:style style:name="treBlock_20_Char" style:display-name="treBlock Char" style:family="paragraph" style:parent-style-name="Standard">
      <style:paragraph-properties fo:margin-left="0.25in" fo:margin-right="0.25in" fo:margin-top="0.0835in" fo:margin-bottom="0.1528in" fo:line-height="0.1528in" fo:keep-together="always" fo:hyphenation-ladder-count="no-limit" fo:text-indent="0in" style:auto-text-indent="false"/>
      <style:text-properties fo:language="zxx" fo:country="none" style:language-asian="zxx" style:country-asian="none" fo:hyphenate="false" fo:hyphenation-remain-char-count="2" fo:hyphenation-push-char-count="2"/>
    </style:style>
    <style:style style:name="treParaIndent" style:family="paragraph" style:parent-style-name="Standard">
      <style:paragraph-properties fo:margin-left="0in" fo:margin-right="0in" fo:hyphenation-ladder-count="no-limit" fo:text-indent="0.25in" style:auto-text-indent="false"/>
      <style:text-properties fo:hyphenate="false" fo:hyphenation-remain-char-count="2" fo:hyphenation-push-char-count="2"/>
    </style:style>
    <style:style style:name="treParaTable" style:family="paragraph" style:parent-style-name="Standard">
      <style:paragraph-properties fo:margin-top="0.0417in" fo:margin-bottom="0.0417in" fo:line-height="0.1807in" fo:keep-together="always" fo:hyphenation-ladder-count="no-limit"/>
      <style:text-properties fo:language="zxx" fo:country="none" style:language-asian="zxx" style:country-asian="none" style:font-size-complex="11pt" fo:hyphenate="false" fo:hyphenation-remain-char-count="2" fo:hyphenation-push-char-count="2"/>
    </style:style>
    <style:style style:name="treTranslation" style:family="paragraph" style:parent-style-name="treBlock_20_Char" style:next-style-name="Standard"/>
    <style:style style:name="treText" style:family="paragraph" style:parent-style-name="treBlock_20_Char" style:next-style-name="treTranslation">
      <style:paragraph-properties fo:line-height="0.1807in"/>
      <style:text-properties style:font-name="GentiumAlt"/>
    </style:style>
    <style:style style:name="treDisputeStatement" style:family="paragraph" style:parent-style-name="Standard">
      <style:paragraph-properties fo:margin-left="0in" fo:margin-right="0in" fo:hyphenation-ladder-count="no-limit" fo:text-indent="0.25in" style:auto-text-indent="false"/>
      <style:text-properties fo:hyphenate="false" fo:hyphenation-remain-char-count="2" fo:hyphenation-push-char-count="2"/>
    </style:style>
    <style:style style:name="treParaIndent_20_Char_20_Char" style:display-name="treParaIndent Char Char" style:family="paragraph" style:parent-style-name="Standard">
      <style:paragraph-properties fo:margin-left="0in" fo:margin-right="0in" fo:hyphenation-ladder-count="no-limit" fo:text-indent="0.25in" style:auto-text-indent="false"/>
      <style:text-properties fo:hyphenate="false" fo:hyphenation-remain-char-count="2" fo:hyphenation-push-char-count="2"/>
    </style:style>
    <style:style style:name="treBlock" style:family="paragraph" style:parent-style-name="Standard">
      <style:paragraph-properties fo:margin-left="0.25in" fo:margin-right="0.25in" fo:margin-top="0.0835in" fo:margin-bottom="0.1528in" fo:line-height="0.1528in" fo:keep-together="always" fo:hyphenation-ladder-count="no-limit" fo:text-indent="0in" style:auto-text-indent="false"/>
      <style:text-properties fo:language="zxx" fo:country="none" style:language-asian="zxx" style:country-asian="none" fo:hyphenate="false" fo:hyphenation-remain-char-count="2" fo:hyphenation-push-char-count="2"/>
    </style:style>
    <style:style style:name="treBlockLatin" style:family="paragraph">
      <style:paragraph-properties fo:margin-left="0.25in" fo:margin-right="0.25in" fo:margin-top="0.0835in" fo:margin-bottom="0in" fo:line-height="0.1528in" fo:keep-together="always" fo:hyphenation-ladder-count="no-limit" fo:text-indent="0in" style:auto-text-indent="false"/>
      <style:text-properties fo:language="zxx" fo:country="none" fo:font-style="italic" style:language-asian="zxx" style:country-asian="none" style:font-style-asian="italic" style:font-style-complex="italic" fo:hyphenate="false" fo:hyphenation-remain-char-count="2" fo:hyphenation-push-char-count="2"/>
    </style:style>
    <style:style style:name="treParaIndent_20_Char" style:display-name="treParaIndent Char" style:family="paragraph" style:parent-style-name="Standard">
      <style:paragraph-properties fo:margin-left="0in" fo:margin-right="0in" fo:hyphenation-ladder-count="no-limit" fo:text-indent="0.25in" style:auto-text-indent="false"/>
      <style:text-properties fo:hyphenate="false" fo:hyphenation-remain-char-count="2" fo:hyphenation-push-char-count="2"/>
    </style:style>
    <style:style style:name="trePersonEntryHead" style:family="paragraph" style:parent-style-name="Standard">
      <style:paragraph-properties fo:margin-top="0.3335in" fo:margin-bottom="0in" fo:line-height="150%" fo:keep-with-next="always"/>
      <style:text-properties fo:font-size="12pt" fo:font-weight="bold" style:font-size-asian="12pt" style:font-weight-asian="bold"/>
    </style:style>
    <style:style style:name="trePersonEntryBody" style:family="paragraph" style:parent-style-name="Standard">
      <style:paragraph-properties fo:margin-left="0.5in" fo:margin-right="0in" fo:margin-top="0in" fo:margin-bottom="0in" fo:line-height="150%" fo:keep-together="always" fo:text-indent="-0.25in" style:auto-text-indent="false" fo:keep-with-next="always"/>
      <style:text-properties fo:font-size="12pt" style:font-size-asian="12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Verdana" fo:font-size="12pt" fo:font-style="normal" fo:font-weight="normal" style:font-size-asian="12pt" style:font-style-asian="normal" style:font-weight-asian="normal"/>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Times New Roman" fo:font-size="12pt" fo:font-style="normal" fo:font-weight="bold" style:font-size-asian="12pt" style:font-style-asian="normal" style:font-weight-asian="bold"/>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Courier New"/>
    </style:style>
    <style:style style:name="WW8Num23z2" style:family="text">
      <style:text-properties style:font-name="Wingdings"/>
    </style:style>
    <style:style style:name="WW8Num23z3" style:family="text">
      <style:text-properties style:font-name="Symbol"/>
    </style:style>
    <style:style style:name="Default_20_Paragraph_20_Font" style:display-name="Default Paragraph Font" style:family="text"/>
    <style:style style:name="treTitle" style:family="text" style:parent-style-name="Default_20_Paragraph_20_Font">
      <style:text-properties fo:font-style="italic" style:font-style-asian="italic"/>
    </style:style>
    <style:style style:name="treEmperor" style:family="text" style:parent-style-name="Default_20_Paragraph_20_Font">
      <style:text-properties fo:color="#000080" fo:font-weight="bold" style:font-weight-asian="bold"/>
    </style:style>
    <style:style style:name="Comment_20_Reference" style:display-name="Comment Reference" style:family="text" style:parent-style-name="Default_20_Paragraph_20_Font">
      <style:text-properties fo:font-size="8pt" style:font-size-asian="8pt" style:font-size-complex="8pt"/>
    </style:style>
    <style:style style:name="treProblem" style:family="text" style:parent-style-name="Default_20_Paragraph_20_Font">
      <style:text-properties fo:color="#ff0000" style:font-name="Comic Sans MS" fo:text-shadow="1pt 1pt" style:text-underline-style="wave" style:text-underline-type="double" style:text-underline-width="auto" style:text-underline-color="font-color" fo:font-weight="bold" style:font-weight-asian="bold" style:font-weight-complex="bold"/>
    </style:style>
    <style:style style:name="treBold" style:family="text" style:parent-style-name="Default_20_Paragraph_20_Font">
      <style:text-properties fo:font-weight="bold" style:font-weight-asian="bold" style:font-weight-complex="bold"/>
    </style:style>
    <style:style style:name="trePlaceAncient" style:family="text" style:parent-style-name="Default_20_Paragraph_20_Font">
      <style:text-properties fo:color="#000080" fo:font-style="italic" style:font-style-asian="italic"/>
    </style:style>
    <style:style style:name="trePlaceModern" style:family="text" style:parent-style-name="Default_20_Paragraph_20_Font">
      <style:text-properties fo:color="#000080"/>
    </style:style>
    <style:style style:name="trePerson" style:family="text" style:parent-style-name="Default_20_Paragraph_20_Font">
      <style:text-properties fo:color="#000080"/>
    </style:style>
    <style:style style:name="treEmperorStealth" style:family="text" style:parent-style-name="Default_20_Paragraph_20_Font">
      <style:text-properties fo:color="#000080"/>
    </style:style>
    <style:style style:name="treForeign" style:family="text" style:parent-style-name="Default_20_Paragraph_20_Font">
      <style:text-properties fo:font-style="italic" style:font-style-asian="italic"/>
    </style:style>
    <style:style style:name="treLatin" style:family="text" style:parent-style-name="Default_20_Paragraph_20_Font">
      <style:text-properties fo:color="#003366" fo:language="la" fo:country="VA" fo:font-style="italic" style:font-style-asian="italic"/>
    </style:style>
    <style:style style:name="treTerm" style:family="text" style:parent-style-name="Default_20_Paragraph_20_Font">
      <style:text-properties fo:color="#333399" fo:font-style="italic" style:font-style-asian="italic"/>
    </style:style>
    <style:style style:name="treGreek" style:family="text" style:parent-style-name="Default_20_Paragraph_20_Font">
      <style:text-properties fo:color="#000080" style:font-name="GentiumAlt" fo:language="el" fo:country="GR"/>
    </style:style>
    <style:style style:name="treErasureTranslation" style:family="text" style:parent-style-name="Default_20_Paragraph_20_Font">
      <style:text-properties style:text-line-through-style="none"/>
    </style:style>
    <style:style style:name="treGreekDiacritic" style:family="text" style:parent-style-name="treGreek">
      <style:text-properties style:text-position="super 58%" fo:font-style="italic" style:font-style-asian="italic" style:font-size-complex="11pt"/>
    </style:style>
    <style:style style:name="treGreekTransliterated" style:family="text" style:parent-style-name="Default_20_Paragraph_20_Font">
      <style:text-properties fo:font-style="italic" style:font-style-asian="italic"/>
    </style:style>
    <style:style style:name="treBlockLatin_20_Char_20_Char_20_Char" style:display-name="treBlockLatin Char Char Char" style:family="text" style:parent-style-name="Default_20_Paragraph_20_Font">
      <style:text-properties fo:font-size="11pt" fo:language="en" fo:country="US" fo:font-style="italic" style:font-size-asian="11pt" style:language-asian="zxx" style:country-asian="none" style:font-style-asian="italic" style:font-size-complex="12pt" style:language-complex="ar" style:country-complex="SA" style:font-style-complex="italic"/>
    </style:style>
    <style:style style:name="treParaIndent_20_Char_20_Char_20_Char" style:display-name="treParaIndent Char Char Char" style:family="text" style:parent-style-name="Default_20_Paragraph_20_Font">
      <style:text-properties fo:font-size="11pt" fo:language="en" fo:country="US" style:font-size-asian="11pt" style:font-size-complex="12pt" style:language-complex="ar" style:country-complex="SA"/>
    </style:style>
    <style:style style:name="treBlock_20_Char_20_Char" style:display-name="treBlock Char Char" style:family="text" style:parent-style-name="Default_20_Paragraph_20_Font">
      <style:text-properties fo:font-size="11pt" fo:language="en" fo:country="US" style:font-size-asian="11pt" style:language-asian="zxx" style:country-asian="none" style:font-size-complex="12pt" style:language-complex="ar" style:country-complex="SA"/>
    </style:style>
    <style:style style:name="Footnote_20_Text_20_Char3" style:display-name="Footnote Text Char3" style:family="text" style:parent-style-name="Default_20_Paragraph_20_Font">
      <style:text-properties fo:language="en" fo:country="US" style:language-complex="ar" style:country-complex="SA"/>
    </style:style>
    <style:style style:name="treUnderline" style:family="text" style:parent-style-name="Default_20_Paragraph_20_Font">
      <style:text-properties style:text-underline-style="solid" style:text-underline-width="auto" style:text-underline-color="font-color"/>
    </style:style>
    <style:style style:name="Footnote_20_Text_20_Char" style:display-name="Footnote Text Char" style:family="text" style:parent-style-name="Default_20_Paragraph_20_Font">
      <style:text-properties fo:language="en" fo:country="US" style:language-complex="ar" style:country-complex="SA"/>
    </style:style>
    <style:style style:name="Footnote_20_Text_20_Char_20_Char" style:display-name="Footnote Text Char Char" style:family="text" style:parent-style-name="Default_20_Paragraph_20_Font">
      <style:text-properties fo:language="en" fo:country="US" style:language-complex="ar" style:country-complex="SA"/>
    </style:style>
    <style:style style:name="treParaIndent_20_Char1" style:display-name="treParaIndent Char1"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suffix="." style:num-format="1">
        <style:list-level-properties text:min-label-width="0.25in"/>
      </text:outline-level-style>
      <text:outline-level-style text:level="2" style:num-suffix="." style:num-format="1" text:display-levels="2">
        <style:list-level-properties text:space-before="0.25in" text:min-label-width="0.3in"/>
      </text:outline-level-style>
      <text:outline-level-style text:level="3" style:num-suffix="." style:num-format="1">
        <style:list-level-properties text:min-label-width="0.25in"/>
      </text:outline-level-style>
      <text:outline-level-style text:level="4" style:num-suffix="." style:num-format="1" text:display-levels="2">
        <style:list-level-properties text:space-before="0.25in" text:min-label-width="0.3in"/>
      </text:outline-level-style>
      <text:outline-level-style text:level="5" style:num-suffix="." style:num-format="1" text:display-levels="5">
        <style:list-level-properties text:space-before="1in" text:min-label-width="0.55in"/>
      </text:outline-level-style>
      <text:outline-level-style text:level="6" style:num-suffix="." style:num-format="1" text:display-levels="6">
        <style:list-level-properties text:space-before="1.25in" text:min-label-width="0.65in"/>
      </text:outline-level-style>
      <text:outline-level-style text:level="7" style:num-suffix="." style:num-format="1" text:display-levels="7">
        <style:list-level-properties text:space-before="1.5in" text:min-label-width="0.75in"/>
      </text:outline-level-style>
      <text:outline-level-style text:level="8" style:num-suffix="." style:num-format="1" text:display-levels="8">
        <style:list-level-properties text:space-before="1.75in" text:min-label-width="0.85in"/>
      </text:outline-level-style>
      <text:outline-level-style text:level="9" style:num-suffix="." style:num-format="1" text:display-levels="9">
        <style:list-level-properties text:space-before="2in" text:min-label-width="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fo:font-family="'Courier New'" style:font-family-generic="modern" style:font-pitch="fixed"/>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fo:font-family="'Courier New'" style:font-family-generic="modern" style:font-pitch="fixed"/>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fo:font-family="'Courier New'" style:font-family-generic="modern" style:font-pitch="fixed"/>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number text:level="1" text:style-name="WW8Num13z0" style:num-prefix="Table " style:num-suffix="." style:num-format="1"/>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fo:font-family="'Courier New'" style:font-family-generic="modern" style:font-pitch="fixed"/>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0"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fo:font-family="'Courier New'" style:font-family-generic="modern" style:font-pitch="fixed"/>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0"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fo:font-family="'Courier New'" style:font-family-generic="modern" style:font-pitch="fixed"/>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fo:font-family="'Courier New'" style:font-family-generic="modern" style:font-pitch="fixed"/>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0"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fo:font-family="'Courier New'" style:font-family-generic="modern" style:font-pitch="fixed"/>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0"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fo:font-family="'Courier New'" style:font-family-generic="modern" style:font-pitch="fixed"/>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5in" text:min-label-width="0.25in"/>
        <style:text-properties style:font-name="Symbol"/>
      </text:list-level-style-bullet>
      <text:list-level-style-bullet text:level="2" text:style-name="WW8Num17z1" style:num-suffix="." text:bullet-char="o">
        <style:list-level-properties text:space-before="1in" text:min-label-width="0.25in"/>
        <style:text-properties fo:font-family="'Courier New'" style:font-family-generic="modern" style:font-pitch="fixed"/>
      </text:list-level-style-bullet>
      <text:list-level-style-bullet text:level="3" text:style-name="WW8Num17z2" style:num-suffix="." text:bullet-char="">
        <style:list-level-properties text:space-before="1.5in" text:min-label-width="0.25in"/>
        <style:text-properties style:font-name="Wingdings"/>
      </text:list-level-style-bullet>
      <text:list-level-style-bullet text:level="4" text:style-name="WW8Num17z0" style:num-suffix="." text:bullet-char="">
        <style:list-level-properties text:space-before="2in" text:min-label-width="0.25in"/>
        <style:text-properties style:font-name="Symbol"/>
      </text:list-level-style-bullet>
      <text:list-level-style-bullet text:level="5" text:style-name="WW8Num17z1" style:num-suffix="." text:bullet-char="o">
        <style:list-level-properties text:space-before="2.5in" text:min-label-width="0.25in"/>
        <style:text-properties fo:font-family="'Courier New'" style:font-family-generic="modern" style:font-pitch="fixed"/>
      </text:list-level-style-bullet>
      <text:list-level-style-bullet text:level="6" text:style-name="WW8Num17z2" style:num-suffix="." text:bullet-char="">
        <style:list-level-properties text:space-before="3in" text:min-label-width="0.25in"/>
        <style:text-properties style:font-name="Wingdings"/>
      </text:list-level-style-bullet>
      <text:list-level-style-bullet text:level="7" text:style-name="WW8Num17z0" style:num-suffix="." text:bullet-char="">
        <style:list-level-properties text:space-before="3.5in" text:min-label-width="0.25in"/>
        <style:text-properties style:font-name="Symbol"/>
      </text:list-level-style-bullet>
      <text:list-level-style-bullet text:level="8" text:style-name="WW8Num17z1" style:num-suffix="." text:bullet-char="o">
        <style:list-level-properties text:space-before="4in" text:min-label-width="0.25in"/>
        <style:text-properties fo:font-family="'Courier New'" style:font-family-generic="modern" style:font-pitch="fixed"/>
      </text:list-level-style-bullet>
      <text:list-level-style-bullet text:level="9" text:style-name="WW8Num1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fo:font-family="'Courier New'" style:font-family-generic="modern" style:font-pitch="fixed"/>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0"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fo:font-family="'Courier New'" style:font-family-generic="modern" style:font-pitch="fixed"/>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0"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fo:font-family="'Courier New'" style:font-family-generic="modern" style:font-pitch="fixed"/>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fo:font-family="'Courier New'" style:font-family-generic="modern" style:font-pitch="fixed"/>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fo:font-family="'Courier New'" style:font-family-generic="modern" style:font-pitch="fixed"/>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fo:font-family="'Courier New'" style:font-family-generic="modern" style:font-pitch="fixed"/>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fo:font-family="'Courier New'" style:font-family-generic="modern" style:font-pitch="fixed"/>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0"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fo:font-family="'Courier New'" style:font-family-generic="modern" style:font-pitch="fixed"/>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0"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fo:font-family="'Courier New'" style:font-family-generic="modern" style:font-pitch="fixed"/>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consecutive-numbering="true">
      <text:list-level-style-number text:level="1" text:style-name="WW8Num21z0" style:num-prefix="Table " style:num-suffix="." style:num-format="1"/>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1" style:num-suffix="." text:bullet-char="o">
        <style:list-level-properties text:space-before="0.75in" text:min-label-width="0.25in"/>
        <style:text-properties fo:font-family="'Courier New'" style:font-family-generic="modern" style:font-pitch="fixed"/>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fo:font-family="'Courier New'" style:font-family-generic="modern" style:font-pitch="fixed"/>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fo:font-family="'Courier New'" style:font-family-generic="modern" style:font-pitch="fixed"/>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o">
        <style:list-level-properties text:space-before="0.5in" text:min-label-width="0.25in"/>
        <style:text-properties fo:font-family="'Courier New'" style:font-family-generic="modern" style:font-pitch="fixed"/>
      </text:list-level-style-bullet>
      <text:list-level-style-bullet text:level="2" text:style-name="WW8Num23z0" style:num-suffix="." text:bullet-char="o">
        <style:list-level-properties text:space-before="1in" text:min-label-width="0.25in"/>
        <style:text-properties fo:font-family="'Courier New'" style:font-family-generic="modern" style:font-pitch="fixed"/>
      </text:list-level-style-bullet>
      <text:list-level-style-bullet text:level="3" text:style-name="WW8Num23z2" style:num-suffix="." text:bullet-char="">
        <style:list-level-properties text:space-before="1.5in" text:min-label-width="0.25in"/>
        <style:text-properties style:font-name="Wingdings"/>
      </text:list-level-style-bullet>
      <text:list-level-style-bullet text:level="4" text:style-name="WW8Num23z3" style:num-suffix="." text:bullet-char="">
        <style:list-level-properties text:space-before="2in" text:min-label-width="0.25in"/>
        <style:text-properties style:font-name="Symbol"/>
      </text:list-level-style-bullet>
      <text:list-level-style-bullet text:level="5" text:style-name="WW8Num23z0" style:num-suffix="." text:bullet-char="o">
        <style:list-level-properties text:space-before="2.5in" text:min-label-width="0.25in"/>
        <style:text-properties fo:font-family="'Courier New'" style:font-family-generic="modern" style:font-pitch="fixed"/>
      </text:list-level-style-bullet>
      <text:list-level-style-bullet text:level="6" text:style-name="WW8Num23z2" style:num-suffix="." text:bullet-char="">
        <style:list-level-properties text:space-before="3in" text:min-label-width="0.25in"/>
        <style:text-properties style:font-name="Wingdings"/>
      </text:list-level-style-bullet>
      <text:list-level-style-bullet text:level="7" text:style-name="WW8Num23z3" style:num-suffix="." text:bullet-char="">
        <style:list-level-properties text:space-before="3.5in" text:min-label-width="0.25in"/>
        <style:text-properties style:font-name="Symbol"/>
      </text:list-level-style-bullet>
      <text:list-level-style-bullet text:level="8" text:style-name="WW8Num23z0" style:num-suffix="." text:bullet-char="o">
        <style:list-level-properties text:space-before="4in" text:min-label-width="0.25in"/>
        <style:text-properties fo:font-family="'Courier New'" style:font-family-generic="modern" style:font-pitch="fixed"/>
      </text:list-level-style-bullet>
      <text:list-level-style-bullet text:level="9" text:style-name="WW8Num23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style style:name="T1" style:family="text"/>
    <style:page-layout style:name="pm1" style:page-usage="mirrored">
      <style:page-layout-properties fo:page-width="8.5in" fo:page-height="11in" style:num-format="1" style:print-orientation="portrait" fo:margin-top="0.5in" fo:margin-bottom="1in" fo:margin-left="1.5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pm2" style:page-usage="mirrored">
      <style:page-layout-properties fo:page-width="8.5in" fo:page-height="11in" style:num-format="1" style:print-orientation="portrait" fo:margin-top="1in" fo:margin-bottom="1in" fo:margin-left="1.5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Header"><text:tab/><text:tab/><text:span text:style-name="Page_20_Number"><text:page-number text:select-page="current">17</text:page-number></text:span></text:p>
      </style:header>
      <style:header-left>
        <text:p text:style-name="Header"><text:span text:style-name="Page_20_Number"><text:page-number text:select-page="current">17</text:page-number></text:span></text:p>
      </style:header-left>
    </style:master-page>
    <style:master-page style:name="First_20_Page" style:display-name="First Page" style:page-layout-name="pm2" style:next-style-name="Standard"/>
    <style:master-page style:name="Convert_20_1" style:display-name="Convert 1" style:page-layout-name="pm2" style:next-style-name="Next_20_convert_20_1"/>
    <style:master-page style:name="Next_20_convert_20_1" style:display-name="Next convert 1" style:page-layout-name="pm1">
      <style:header>
        <text:p text:style-name="Header"><text:tab/><text:tab/><text:span text:style-name="Page_20_Number"><text:page-number text:select-page="current">17</text:page-number></text:span></text:p>
      </style:header>
      <style:header-left>
        <text:p text:style-name="Header"><text:span text:style-name="Page_20_Number"><text:page-number text:select-page="current">17</text:page-number></text:span></text:p>
      </style:header-left>
    </style:master-page>
    <style:master-page style:name="Convert_20_2" style:display-name="Convert 2" style:page-layout-name="pm2" style:next-style-name="Next_20_convert_20_2"/>
    <style:master-page style:name="Next_20_convert_20_2" style:display-name="Next convert 2" style:page-layout-name="pm1">
      <style:header>
        <text:p text:style-name="Header"><text:tab/><text:tab/><text:span text:style-name="Page_20_Number"><text:page-number text:select-page="current">17</text:page-number></text:span></text:p>
      </style:header>
      <style:header-left>
        <text:p text:style-name="Header"><text:span text:style-name="Page_20_Number"><text:page-number text:select-page="current">17</text:page-number></text:span></text:p>
      </style:header-left>
    </style:master-page>
    <style:master-page style:name="Convert_20_3" style:display-name="Convert 3" style:page-layout-name="pm2" style:next-style-name="Next_20_convert_20_3"/>
    <style:master-page style:name="Next_20_convert_20_3" style:display-name="Next convert 3" style:page-layout-name="pm1">
      <style:header>
        <text:p text:style-name="Header"><text:tab/><text:tab/><text:span text:style-name="Page_20_Number"><text:page-number text:select-page="current">17</text:page-number></text:span></text:p>
      </style:header>
      <style:header-left>
        <text:p text:style-name="Header"><text:span text:style-name="Page_20_Number"><text:page-number text:select-page="current">17</text:page-number></text:span></text:p>
      </style:header-left>
    </style:master-page>
    <style:master-page style:name="Convert_20_4" style:display-name="Convert 4" style:page-layout-name="pm1">
      <style:header>
        <text:p text:style-name="Header"><text:tab/><text:tab/><text:span text:style-name="Page_20_Number"><text:page-number text:select-page="current">17</text:page-number></text:span></text:p>
      </style:header>
      <style:header-left>
        <text:p text:style-name="Header"><text:span text:style-name="Page_20_Number"><text:page-number text:select-page="current">17</text:page-number></text:span></text:p>
      </style:header-left>
    </style:master-page>
    <style:master-page style:name="Convert_20_5" style:display-name="Convert 5" style:page-layout-name="pm1">
      <style:header>
        <text:p text:style-name="Header"><text:tab/><text:tab/><text:span text:style-name="Page_20_Number"><text:page-number text:select-page="current">17</text:page-number></text:span></text:p>
      </style:header>
      <style:header-left>
        <text:p text:style-name="Header"><text:span text:style-name="Page_20_Number"><text:page-number text:select-page="current">17</text:page-number></text:span></text:p>
      </style:header-left>
    </style:master-page>
    <style:master-page style:name="Convert_20_6" style:display-name="Convert 6" style:page-layout-name="pm1">
      <style:header>
        <text:p text:style-name="Header"><text:tab/><text:tab/><text:span text:style-name="Page_20_Number"><text:page-number text:select-page="current">17</text:page-number></text:span></text:p>
      </style:header>
      <style:header-left>
        <text:p text:style-name="Header"><text:span text:style-name="Page_20_Number"><text:page-number text:select-page="current">17</text:page-number></text:span></text:p>
      </style:header-left>
    </style:master-page>
    <style:master-page style:name="Convert_20_7" style:display-name="Convert 7" style:page-layout-name="pm1">
      <style:header>
        <text:p text:style-name="Header"/>
      </style:header>
      <style:header-left>
        <text:p text:style-name="Header"/>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Given nearly any group of boundary marker texts from the imperi</dc:title>
    <meta:initial-creator>Tom Elliott</meta:initial-creator>
    <meta:creation-date>2004-04-12T19:20:00</meta:creation-date>
    <dc:date>2008-02-21T20:12:51</dc:date>
    <meta:print-date>2004-04-12T19:23:00</meta:print-date>
    <dc:language>en-US</dc:language>
    <meta:editing-cycles>8</meta:editing-cycles>
    <meta:editing-duration>PT21M0S</meta:editing-duration>
    <meta:user-defined meta:name="Info 1"/>
    <meta:user-defined meta:name="Info 2"/>
    <meta:user-defined meta:name="Info 3"/>
    <meta:user-defined meta:name="Info 4"/>
    <meta:document-statistic meta:table-count="0" meta:image-count="0" meta:object-count="0" meta:page-count="17" meta:paragraph-count="225" meta:word-count="3786" meta:character-count="24075"/>
  </office:meta>
</office:document-meta>
</file>

<file path=Basic/Standard/NewMacros.xml><?xml version="1.0" encoding="utf-8"?>
<!DOCTYPE module  PUBLIC '-//OpenOffice.org//DTD OfficeDocument 1.0//EN'  'module.dtd'>
<script:module xmlns:script="http://openoffice.org/2000/script" script:name="NewMacros" script:language="StarBasic">Rem Attribute VBA_ModuleType=VBAModule
Option VBASupport 1
Option Explicit
Option Compare Binary
Private dbApp As Access.Application
Private Const DBPATH As String = "C:\Documents and Settings\thomase\My Documents\diss\"
Private theDBPath As String

Private docIDs() As Boolean
Private instIDs() As Boolean
Private appendixFull As Boolean
Private Sub fixQuotes()
    Dim rngThis As Range
    Dim paraThis As Paragraph
    Dim i As Long
    Dim quoteOption As Boolean
    
    quoteOption = Application.Options.AutoFormatAsYouTypeReplaceQuotes
    Application.Options.AutoFormatAsYouTypeReplaceQuotes = True
    For Each paraThis In ActiveDocument.Paragraphs
        Select Case paraThis.Style
            Case "treParaIndent", "treDisputeStatement"
                Set rngThis = ActiveDocument.Range(paraThis.Range.Start, paraThis.Range.End)
                With rngThis.Find
                    .Execute findtext:="""", Forward:=True, Wrap:=wdFindStop, replacewith:="""", Replace:=wdReplaceAll
                End With
        End Select
    Next paraThis
    
    For i = 1 To ActiveDocument.Footnotes.Count
        Set rngThis = ActiveDocument.Footnotes(i).Range
        With rngThis.Find
           .Execute findtext:="""", Forward:=True, Wrap:=wdFindStop, replacewith:="""", Replace:=wdReplaceAll
        End With
    Next i

    For Each paraThis In ActiveDocument.Paragraphs
        Select Case paraThis.Style
            Case "treParaIndent", "treDisputeStatement"
                Set rngThis = ActiveDocument.Range(paraThis.Range.Start, paraThis.Range.End)
                With rngThis.Find
                    .Execute findtext:="'", Forward:=True, Wrap:=wdFindStop, replacewith:="'", Replace:=wdReplaceAll
                End With
        End Select
    Next paraThis
    
    For i = 1 To ActiveDocument.Footnotes.Count
        Set rngThis = ActiveDocument.Footnotes(i).Range
        With rngThis.Find
           .Execute findtext:="'", Forward:=True, Wrap:=wdFindStop, replacewith:="'", Replace:=wdReplaceAll
        End With
    Next i
    Application.Options.AutoFormatAsYouTypeReplaceQuotes = quoteOption
End Sub
Private Sub lineNumberize()
    Dim rngThis As Range
    Dim rngThat As Range
    Dim paraThis As Paragraph
    Dim i As Long
    
    For Each paraThis In ActiveDocument.Paragraphs
        i = 0
        'MsgBox "Para" &amp; i &amp; ": " &amp; Left(paraThis.Range.Text, 20) &amp; " ... has style: " &amp; paraThis.Style
        If paraThis.Style = "treText" Then
            Set rngThis = ActiveDocument.Range(paraThis.Range.Start, paraThis.Range.End)
            rngThis.Find.Execute "/", , , , , , True, wdFindStop
            While rngThis.Find.Found
                Set rngThat = ActiveDocument.Range(rngThis.End, rngThis.End + 1)
                If rngThat.Text = "/" Then
                    rngThis.Start = rngThat.Start
                    rngThis.End = rngThat.End
                End If
                i = i + 1
                If i Mod 5 = 0 Then
                    rngThis.InsertAfter i
                    rngThis.Collapse wdCollapseEnd
                    rngThis.MoveStartUntil "/", wdBackward
                    rngThis.Font.Superscript = True
                End If
                Set rngThis = ActiveDocument.Range(rngThis.End, paraThis.Range.End)
                rngThis.Find.Execute "/", , , , , , True, wdFindStop
            Wend
            
        End If
    Next paraThis
End Sub
Private Sub emphasizeDisputeType()
    Dim paraThis As Paragraph
    Dim rngThis As Range
    
    For Each paraThis In ActiveDocument.Paragraphs
        If paraThis.Style = "treDisputeStatement" Then
            Set rngThis = ActiveDocument.Range(paraThis.Range.Start, paraThis.Range.End)
            rngThis.Find.Execute findtext:="dispute about site", Forward:=True, Wrap:=wdFindStop
            If rngThis.Find.Found Then
                rngThis.Style = "treBold"
                ' NB: GoTo emphasizeDisputeTypeBailoutLabel
            End If
            Set rngThis = ActiveDocument.Range(paraThis.Range.Start, paraThis.Range.End)
            rngThis.Find.Execute findtext:="possible boundary dispute", Forward:=True, Wrap:=wdFindStop
            If rngThis.Find.Found Then
                rngThis.Style = "treBold"
                GoTo emphasizeDisputeTypeBailoutLabel
            End If
            Set rngThis = ActiveDocument.Range(paraThis.Range.Start, paraThis.Range.End)
            rngThis.Find.Execute findtext:="boundary dispute", Forward:=True, Wrap:=wdFindStop
            If rngThis.Find.Found Then
                rngThis.Style = "treBold"
                GoTo emphasizeDisputeTypeBailoutLabel
            End If
            Set rngThis = ActiveDocument.Range(paraThis.Range.Start, paraThis.Range.End)
            rngThis.Find.Execute findtext:="authoritative demarcation", Forward:=True, Wrap:=wdFindStop
            If rngThis.Find.Found Then
                rngThis.Style = "treBold"
                GoTo emphasizeDisputeTypeBailoutLabel
            End If
            
        End If
        
    Next paraThis
emphasizeDisputeTypeBailoutLabel:

End Sub
Private Sub styleForTag(strTag As String, strStyle As String)
    Dim tgtRange As Word.Range
    Dim i As Long
    Dim strResult As String
    Dim startText As Long
    Dim stopText As Long
    Dim tempText As String
    
    ' main document
    
    Set tgtRange = ActiveDocument.Range(ActiveDocument.Content.Start, ActiveDocument.Content.End)
    While findTag(tgtRange, strTag)
        tgtRange.Text = Trim(Mid(tgtRange.Text, Len(strTag) + 3, Len(tgtRange.Text) - (2 * Len(strTag) + 5)))
        tgtRange.Select
        tgtRange.Style = strStyle
        Set tgtRange = ActiveDocument.Range(ActiveDocument.Content.Start, ActiveDocument.Content.End)
    Wend
    
    ' each and every footnote
    
    For i = 1 To ActiveDocument.Footnotes.Count
        Set tgtRange = ActiveDocument.Footnotes(i).Range
        While findTag(tgtRange, strTag)
            tempText = tgtRange.Text
            startText = 3 + Len(strTag)
            tempText = Mid(tempText, startText, Len(tempText))
            stopText = InStr(1, tempText, "&lt;/" &amp; strTag) - 1
            tempText = Left(tempText, stopText)
            tgtRange.Text = Trim(tempText)
            tgtRange.Style = strStyle
            Set tgtRange = ActiveDocument.Footnotes(i).Range
        Wend
    Next i
   

End Sub
Private Sub formatForTag(strTag As String)
    Dim tgtRange As Word.Range
    Dim i As Long
    Dim strResult As String
    Dim startText As Long
    Dim stopText As Long
    Dim tempText As String
    
    ' main document
    
    Set tgtRange = ActiveDocument.Range(ActiveDocument.Content.Start, ActiveDocument.Content.End)
    While findTag(tgtRange, strTag)
        tgtRange.Text = Trim(Mid(tgtRange.Text, Len(strTag) + 3, Len(tgtRange.Text) - (2 * Len(strTag) + 5)))
        Select Case strTag
            Case "under"
                tgtRange.Font.Underline = wdUnderlineSingle
            Case "i"
                tgtRange.Font.Italic = True
            Case "b"
                tgtRange.Font.Bold = True
            Case Else
                MsgBox "AAAAIIIIIIOOOOGGGGAAAHHHHH!!!!!!"
                End
        End Select
        Set tgtRange = ActiveDocument.Range(ActiveDocument.Content.Start, ActiveDocument.Content.End)
    Wend
    
    ' each and every footnote
    
    For i = 1 To ActiveDocument.Footnotes.Count
        Set tgtRange = ActiveDocument.Footnotes(i).Range
        While findTag(tgtRange, strTag)
            tempText = tgtRange.Text
            startText = 3 + Len(strTag)
            tempText = Mid(tempText, startText, Len(tempText))
            stopText = InStr(1, tempText, "&lt;/" &amp; strTag) - 1
            tempText = Left(tempText, stopText)
            tgtRange.Text = Trim(tempText)
            Select Case strTag
                Case "under"
                    tgtRange.Font.Underline = wdUnderlineSingle
                Case "i"
                    tgtRange.Font.Italic = True
                Case "b"
                    tgtRange.Font.Bold = True
                Case Else
                    MsgBox "AAAAIIIIIIOOOOGGGGAAAHHHHH!!!!!!"
                    End
            End Select
            Set tgtRange = ActiveDocument.Footnotes(i).Range
        Wend
    Next i
   

End Sub
Private Sub slamItIn(tgtRange As Word.Range, Optional strText As String = "", _
    Optional strBookmark As String = "")
    
    Dim strRange As String
    
    strRange = tgtRange.Text
    
    If Len(strBookmark) &gt; 0 Then
        If Not ActiveDocument.Bookmarks.Exists(strBookmark) Then
            strRange = Replace(strRange, "&lt;", "&lt;O")
            strRange = Replace(strRange, "&lt;O/", "&lt;/O")
            tgtRange.Text = strRange
            Exit Sub
        End If
    End If
    
    If Len(strText) &gt; 0 Then
        tgtRange.Text = strText
        tgtRange.Collapse wdCollapseEnd
    End If
    
    If Len(strBookmark) &gt; 0 Then
        tgtRange.InsertCrossReference wdRefTypeBookmark, wdNumberNoContext, strBookmark
    End If
    
End Sub
Private Function getCit(citTag As String, refID As String) As String
    Dim strSQL As String
    Dim setThis As Recordset
    
    Select Case citTag
        Case "cit"
            strSQL = "SELECT [shortTitle] &amp; [detail] AS theRef " _
                &amp; "FROM works INNER JOIN [references] ON works.workID = references.workID " _
                &amp; "WHERE references.referenceID=" &amp; refID &amp; ";"
        Case "wcit"
            strSQL = "SELECT [shortTitle] AS theRef FROM works WHERE workID = " &amp; refID &amp; ";"
        Case Else
            MsgBox "FFFFFAAAARRRRRRRRGGGGGGGGGGHHHHHHHH!!!!!!!!!"
            End
    End Select
    Set setThis = dbApp.CurrentDb.OpenRecordset(strSQL, dbOpenDynaset)
    If setThis.BOF Or setThis.EOF Then
        MsgBox "BOGUS CITATION ID!!!!! = " &amp; refID &amp; " IN getCit()"
        End
    End If
    getCit = setThis![theRef]
    Set setThis = Nothing
End Function
Private Sub resolveCits(strTag As String)
    Dim tgtRange As Word.Range
    Dim strRefKey As String
    Dim i As Long
    Dim strResult As String
    
    
    ' main document
    
    Set tgtRange = ActiveDocument.Range(ActiveDocument.Content.Start, ActiveDocument.Content.End)
    While findTag(tgtRange, strTag)
        strRefKey = getTagText(tgtRange, strTag)
        slamItIn tgtRange, getCit(strTag, strRefKey)
        Set tgtRange = ActiveDocument.Range(ActiveDocument.Content.Start, ActiveDocument.Content.End)
    Wend
    
    ' each and every footnote
    
    For i = 1 To ActiveDocument.Footnotes.Count
        Set tgtRange = ActiveDocument.Footnotes(i).Range
        While findTag(tgtRange, strTag)
            strRefKey = getTagText(tgtRange, strTag)
            slamItIn tgtRange, getCit(strTag, strRefKey)
            Set tgtRange = ActiveDocument.Footnotes(i).Range
        Wend
    Next i
   
End Sub
Private Sub resolveRefs(strTag As String)
'
' resolveInternalRefs Macro
' Macro created 8/4/2003 by Tom Elliott
'
    
    Dim tgtRange As Word.Range
    Dim strRefKey As String
    Dim i As Long
    Dim strPrefix As String
    
    
    ' main document
    
    Set tgtRange = ActiveDocument.Range(ActiveDocument.Content.Start, ActiveDocument.Content.End)
    While findTag(tgtRange, strTag)
        strRefKey = getTagText(tgtRange, strTag)
        strPrefix = ""
        If strTag = "sref" Or strTag = "Osref" Then
            Select Case Left(strRefKey, 3)
                Case "INS"
                    strPrefix = "Instance" &amp; ChrW(160)
                Case "DOC"
                    strPrefix = "Text" &amp; ChrW(160)
            End Select
        End If
        slamItIn tgtRange, strPrefix, strRefKey
        Set tgtRange = ActiveDocument.Range(ActiveDocument.Content.Start, ActiveDocument.Content.End)
    Wend
    
    ' each and every footnote
    
    For i = 1 To ActiveDocument.Footnotes.Count
        Set tgtRange = ActiveDocument.Footnotes(i).Range
        While findTag(tgtRange, strTag)
            strRefKey = getTagText(tgtRange, strTag)
            strPrefix = ""
            If strTag = "sref" Or strTag = "Osref" Then
                Select Case Left(strRefKey, 3)
                    Case "INS"
                        strPrefix = "Instance" &amp; ChrW(160)
                    Case "DOC"
                        strPrefix = "Text" &amp; ChrW(160)
                End Select
            End If
            slamItIn tgtRange, strPrefix, strRefKey
            Set tgtRange = ActiveDocument.Footnotes(i).Range
        Wend
    Next i
    
End Sub
Private Sub resolveNotes(strTag As String)
    Dim tgtRange As Word.Range
    Dim strTagContent As String
    
    
    ' main document
    
    Set tgtRange = ActiveDocument.Range(ActiveDocument.Content.Start, ActiveDocument.Content.End)
    While findTag(tgtRange, strTag)
        strTagContent = getTagText(tgtRange, strTag)
        tgtRange.Text = ""
        tgtRange.Footnotes.Add tgtRange, , strTagContent
        Set tgtRange = ActiveDocument.Range(ActiveDocument.Content.Start, ActiveDocument.Content.End)
    Wend
    
End Sub

Private Function oldgetTagText(theRange As Word.Range) As String
    Dim strText As String
    Dim iStart As Long
    Dim iEnd As Long
    
'    strText = theRange.Text
'    iStart = InStr(1, strText, "&gt;")
'    If iStart &lt;= 0 Then
'        getTagText = ""
'        Exit Function
'    End If
'    strText = Mid(strText, iStart + 1, Len(strText))
'    iEnd = InStr(1, strText, "&lt;")
'    If iEnd &lt;= 0 Then
'        getTagText = ""
'        Exit Function
'    End If
'    strText = Left(strText, iEnd - 1)
'    strText = Trim(strText)
'
'    getTagText = strText
End Function
Private Function getTagText(theRange As Word.Range, strTagName As String) As String
    Dim strText As String
    Dim tagLen As Long
    
    strText = theRange.Text
    tagLen = Len(strTagName)
    strText = Right(strText, Len(strText) - (tagLen + 2))
    strText = Left(strText, Len(strText) - (tagLen + 3))
    
    getTagText = strText
End Function

Private Function findTag(theRange As Word.Range, tagName As String) As Boolean
    Dim endRange As Word.Range
    Dim rStart As Long
    Dim rEnd As Long
    
    
    rStart = theRange.Start
    rEnd = theRange.End
    
    With theRange.Find
        .ClearFormatting
        .Execute "&lt;" &amp; tagName &amp; "&gt;", True, , , , , True, wdFindStop
        If Not .Found Then
            findTag = False
            Exit Function
        End If
    End With
    
    rStart = theRange.Start
    
    Set endRange = theRange
    endRange.End = rEnd
    
    With endRange.Find
        .ClearFormatting
        .Execute "&lt;/" &amp; tagName &amp; "&gt;", True, , , , , True, wdFindStop
        If Not .Found Then
            findTag = False
            Exit Function
        End If
    End With
    theRange.Start = rStart
    theRange.End = endRange.End
    findTag = True
End Function
Private Sub appendAppendix()
    Dim rngTarget As Range
    Dim docDest As Word.Document
    Dim docSource As Word.Document
    Dim theSet As Recordset
    Dim i As Long
    Dim instancesToUse() As Integer
    
    Set docDest = ActiveDocument
    docDest.Sections.Add
    Set rngTarget = docDest.Range(docDest.Sections(docDest.Sections.Count).Range.Start, docDest.Sections(docDest.Sections.Count).Range.Start)
    
    rngTarget.Text = "Primary Sources: Texts and Documents" &amp; vbCrLf
    rngTarget.Style = wdStyleHeading2
    rngTarget.Collapse wdCollapseEnd

    
    If Not appendixFull Then
        Set dbApp = New Access.Application
        dbApp.OpenCurrentDatabase theDBPath &amp; "currentdiss.mdb"
        Set theSet = dbApp.CurrentDb.OpenRecordset("qZInstancesForApdx", dbOpenDynaset)
        With theSet
            .MoveLast
            .MoveFirst
            ReDim instancesToUse(.RecordCount)
            i = 0
            While Not .BOF And Not .EOF
                instancesToUse(i) = ![instID]
                i = i + 1
                .MoveNext
            Wend
        End With
        Set theSet = Nothing
        
        dbApp.CloseCurrentDatabase
        dbApp.Quit
        Set dbApp = Nothing
        
        For i = 0 To UBound(instancesToUse)
            insertInstanceInAppendix instancesToUse(i), rngTarget
            Set rngTarget = docDest.Range(docDest.Sections(docDest.Sections.Count).Range.End - 1, docDest.Sections(docDest.Sections.Count).Range.End - 1)
        Next i
    Else
        insertInstanceSubCategory "dispute", docDest, rngTarget
        Set rngTarget = docDest.Range(docDest.Sections(docDest.Sections.Count).Range.End - 1, docDest.Sections(docDest.Sections.Count).Range.End - 1)
        insertInstanceSubCategory "restoration", docDest, rngTarget
        Set rngTarget = docDest.Range(docDest.Sections(docDest.Sections.Count).Range.End - 1, docDest.Sections(docDest.Sections.Count).Range.End - 1)
        insertInstanceSubCategory "other", docDest, rngTarget
        Set rngTarget = docDest.Range(docDest.Sections(docDest.Sections.Count).Range.End - 1, docDest.Sections(docDest.Sections.Count).Range.End - 1)
        insertInstanceSubCategory "assignment", docDest, rngTarget
        Set rngTarget = docDest.Range(docDest.Sections(docDest.Sections.Count).Range.End - 1, docDest.Sections(docDest.Sections.Count).Range.End - 1)
        insertInstanceSubCategory "authoritative demarcation", docDest, rngTarget
        Set rngTarget = docDest.Range(docDest.Sections(docDest.Sections.Count).Range.End - 1, docDest.Sections(docDest.Sections.Count).Range.End - 1)
        
    End If
End Sub
Private Sub insertInstanceSubCategory(category As String, docDest As Word.Document, rngTarget As Range)
    Dim strSQL As String
    Dim setThis As Recordset
    
    rngTarget.Text = category &amp; ChrW(13)
    rngTarget.Case = wdTitleWord
    rngTarget.Style = wdStyleHeading3
    Set rngTarget = docDest.Range(docDest.Sections(docDest.Sections.Count).Range.End - 1, docDest.Sections(docDest.Sections.Count).Range.End - 1)
    
    Set dbApp = New Access.Application
    dbApp.OpenCurrentDatabase theDBPath &amp; "currentdiss.mdb"
    
    strSQL = "SELECT instances.instanceID " _
        &amp; "FROM instances " _
        &amp; "WHERE instances.instCat = """ &amp; category &amp; """ And instances.apdxCategory = True " _
        &amp; "ORDER BY instances.sortDate;"
    Set setThis = dbApp.CurrentDb.OpenRecordset(strSQL, dbOpenDynaset)
    With setThis
        While Not .BOF And Not .EOF
            insertInstanceInAppendix ![InstanceId], rngTarget
            Set rngTarget = docDest.Range(docDest.Sections(docDest.Sections.Count).Range.End - 1, docDest.Sections(docDest.Sections.Count).Range.End - 1)
            .MoveNext
        Wend
    End With
    Set setThis = Nothing
    On Error Resume Next
    dbApp.CloseCurrentDatabase
    dbApp.Quit
    On Error GoTo 0
    Set dbApp = Nothing
End Sub
Private Sub insertInstanceInAppendix(instID As Integer, rngTarget As Range)
    Dim docSource As Word.Document
            
    Set docSource = Documents.Open(DBPATH &amp; "\catalog\generatedEntries\catEntryINST" &amp; instID &amp; ".doc", , True)
    docSource.Activate
    resolveAll
    docSource.Range(docSource.Paragraphs(2).Range.Start, docSource.Range.End).Select
    Selection.Copy
    rngTarget.Select
    Selection.Paste
    docSource.Close wdDoNotSaveChanges
    
End Sub

Private Sub populateDesiredInstanceList()
    Dim i As Long
    
    
    dbApp.DoCmd.RunSQL ("DROP TABLE zInstances;")
    dbApp.DoCmd.RunSQL ("CREATE TABLE zInstances (instID INTEGER PRIMARY KEY);")

    For i = 1 To UBound(instIDs)
        If instIDs(i) Then
            dbApp.DoCmd.RunSQL ("INSERT INTO zInstances VALUES (" &amp; i &amp; ");")
        End If
    Next i
    
End Sub
Private Sub gatherInstIDs()
    ReDim instIDs(500)
    ReDim docIDs(500)
    Dim i As Integer
    Dim strSQL As String
    Dim setThis As Recordset
    Dim strResponse As String
    
    strResponse = InputBox("Please indicate the type(s) of items you want in the appendix. Options are: ""all"", ""scrape"", and individual types.", _
        "Just askin'", "all")
    Select Case strResponse
        Case "all"
            ' do nothing, we'll do this another way
            appendixFull = True
        Case "scrape"
            scrapeIDs ("&lt;sref&gt;")
            scrapeIDs ("&lt;xref&gt;")
            
            ' look up instance IDs for each referenced DOCID
            For i = 1 To UBound(docIDs)
                If docIDs(i) Then
                    strSQL = "SELECT MM_documents_instances.instanceID FROM MM_documents_instances WHERE MM_documents_instances.docID = " &amp; i &amp; ";"
                    Set setThis = dbApp.CurrentDb.OpenRecordset(strSQL, dbOpenDynaset)
                    If setThis![InstanceId] &gt; UBound(instIDs) Then ReDim Preserve instIDs(setThis![instance] + 10)
                    instIDs(setThis![InstanceId]) = True
                End If
            Next i
            Set setThis = Nothing
            populateDesiredInstanceList
        Case "else"
            strSQL = "SELECT instances.instanceID " _
                &amp; "FROM instances " _
                &amp; "WHERE instances.instCat = """ &amp; Trim(strResponse) &amp; """ And instances.apdxCategory = True " _
                &amp; "ORDER BY instances.instCat, instances.sortDate;"
            Set setThis = dbApp.CurrentDb.OpenRecordset(strSQL, dbOpenDynaset)
            dbApp.DoCmd.RunSQL ("DROP TABLE zInstances;")
            dbApp.DoCmd.RunSQL ("CREATE TABLE zInstances (instID INTEGER PRIMARY KEY);")
            With setThis
                While Not .BOF And Not .EOF
                    dbApp.DoCmd.RunSQL ("INSERT INTO zInstances VALUES (" &amp; ![InstanceId] &amp; ");")
                    .MoveNext
                Wend
            End With
            Set setThis = Nothing
    End Select
    
End Sub

Private Sub scrapeIDs(tagSought As String)
    Dim strSrc As String
    Dim iStart As Long
    Dim iStop As Long
    Dim endTag As String
    Dim tagContent As String
    Dim tagVal As Integer
    Dim thisNote As Footnote
    
    endTag = Replace(tagSought, "&lt;", "&lt;/")
    
    ' extract from main body
    strSrc = ActiveDocument.Content.Text
    iStart = InStr(1, strSrc, tagSought, vbBinaryCompare)
    While iStart &gt; 0
        iStart = iStart + Len(tagSought)
        iStop = InStr(iStart, strSrc, endTag, vbBinaryCompare)
        tagContent = Mid(strSrc, iStart, iStop - iStart)
        If Left(tagContent, 3) = "DOC" Then
            tagVal = CInt(Val(Right(tagContent, Len(tagContent) - 3)))
            If UBound(docIDs) &lt; tagVal Then ReDim Preserve docIDs(tagVal + 10)
            docIDs(tagVal) = True
        ElseIf Left(tagContent, 4) = "INST" Then
            tagVal = CInt(Val(Right(tagContent, Len(tagContent) - 4)))
            If UBound(instIDs) &lt; tagVal Then ReDim Preserve instIDs(tagVal + 10)
            instIDs(tagVal) = True
        Else
            MsgBox "Unrecognized reference tag content: " &amp; tagContent
            End
        End If
        iStart = InStr(iStop, strSrc, tagSought, vbBinaryCompare)
    Wend
    
    
    ' extract from footnotes
    For Each thisNote In ActiveDocument.Footnotes
        strSrc = thisNote.Range.Text
        iStart = InStr(1, strSrc, tagSought, vbBinaryCompare)
        While iStart &gt; 0
            iStart = iStart + Len(tagSought)
            iStop = InStr(iStart, strSrc, endTag, vbBinaryCompare)
            tagContent = Mid(strSrc, iStart, iStop - iStart)
            If Left(tagContent, 3) = "DOC" Then
                tagVal = CInt(Val(Right(tagContent, Len(tagContent) - 3)))
                If UBound(docIDs) &lt; tagVal Then ReDim Preserve docIDs(tagVal + 10)
                docIDs(tagVal) = True
            ElseIf Left(tagContent, 4) = "INST" Then
                tagVal = CInt(Val(Right(tagContent, Len(tagContent) - 4)))
                If UBound(instIDs) &lt; tagVal Then ReDim Preserve instIDs(tagVal + 10)
                instIDs(tagVal) = True
            Else
                MsgBox "Unrecognized reference tag content: " &amp; tagContent
                End
            End If
            iStart = InStr(iStop, strSrc, tagSought, vbBinaryCompare)
        Wend
        
    Next thisNot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New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